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5E0000005EAB6862D59EF3F3E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2" svg:font-family="'Courier New'" style:font-family-generic="modern"/>
    <style:font-face style:name="Courier 10 Pitch" svg:font-family="'Courier 10 Pitch'" style:font-adornments="Normal" style:font-pitch="fixed"/>
    <style:font-face style:name="Nimbus Mono L1" svg:font-family="'Nimbus Mono L'" style:font-adornments="Normal" style:font-pitch="fixed"/>
    <style:font-face style:name="Noto Mono" svg:font-family="'Noto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 svg:font-family="'Nimbus Sans L'" style:font-pitch="variable"/>
    <style:font-face style:name="DejaVu Serif" svg:font-family="'DejaVu Serif'" style:font-adornments="Italique" style:font-family-generic="roman" style:font-pitch="variable"/>
    <style:font-face style:name="Liberation Serif" svg:font-family="'Liberation Serif'" style:font-adornments="Normal" style:font-family-generic="roman" style:font-pitch="variable"/>
    <style:font-face style:name="Nimbus Roman No9 L" svg:font-family="'Nimbus Roman No9 L'" style:font-family-generic="roman" style:font-pitch="variable"/>
    <style:font-face style:name="Noto Serif CJK KR" svg:font-family="'Noto Serif CJK KR'" style:font-adornments="Normal" style:font-family-generic="roman" style:font-pitch="variable"/>
    <style:font-face style:name="Arial" svg:font-family="Arial" style:font-family-generic="swiss" style:font-pitch="variable"/>
    <style:font-face style:name="DejaVu Sans" svg:font-family="'DejaVu Sans'" style:font-adornments="Gras oblique" style:font-family-generic="swiss" style:font-pitch="variable"/>
    <style:font-face style:name="DejaVu Sans1" svg:font-family="'DejaVu Sans'" style:font-adornments="Normal" style:font-family-generic="swiss" style:font-pitch="variable"/>
    <style:font-face style:name="Liberation Sans" svg:font-family="'Liberation Sans'" style:font-adornments="Gras" style:font-family-generic="swiss" style:font-pitch="variable"/>
    <style:font-face style:name="Noto Sans" svg:font-family="'Noto Sans'" style:font-adornments="Normal" style:font-family-generic="swiss" style:font-pitch="variable"/>
  </office:font-face-decls>
  <office:automatic-styles>
    <style:style style:name="Tableau1" style:family="table">
      <style:table-properties style:width="14.45cm" fo:margin-left="0.991cm" fo:margin-right="1.559cm" table:align="margins" style:writing-mode="lr-tb"/>
    </style:style>
    <style:style style:name="Tableau1.A" style:family="table-column">
      <style:table-column-properties style:column-width="3.251cm" style:rel-column-width="14745*"/>
    </style:style>
    <style:style style:name="Tableau1.B" style:family="table-column">
      <style:table-column-properties style:column-width="7.895cm" style:rel-column-width="35811*"/>
    </style:style>
    <style:style style:name="Tableau1.C" style:family="table-column">
      <style:table-column-properties style:column-width="3.302cm" style:rel-column-width="14979*"/>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au1.C1" style:family="table-cell">
      <style:table-cell-properties style:vertical-align="top" fo:padding-left="0.123cm" fo:padding-right="0.123cm" fo:padding-top="0cm" fo:padding-bottom="0cm" fo:border="0.05pt solid #000000" style:writing-mode="lr-tb"/>
    </style:style>
    <style:style style:name="Tableau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au1.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3" style:family="table-row">
      <style:table-row-properties fo:keep-together="always"/>
    </style:style>
    <style:style style:name="Tableau1.C3"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P1" style:family="paragraph" style:parent-style-name="Illustration">
      <style:paragraph-properties fo:text-align="justify" style:justify-single-word="false">
        <style:tab-stops>
          <style:tab-stop style:position="16.999cm"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Console">
      <style:paragraph-properties>
        <style:tab-stops>
          <style:tab-stop style:position="1.323cm"/>
        </style:tab-stops>
      </style:paragraph-properties>
      <style:text-properties officeooo:paragraph-rsid="034b278f"/>
    </style:style>
    <style:style style:name="P5" style:family="paragraph" style:parent-style-name="Console">
      <style:text-properties officeooo:paragraph-rsid="034b278f"/>
    </style:style>
    <style:style style:name="P6" style:family="paragraph" style:parent-style-name="Heading" style:master-page-name="Standard">
      <style:paragraph-properties style:page-number="auto"/>
      <style:text-properties officeooo:paragraph-rsid="034b278f"/>
    </style:style>
    <style:style style:name="P7" style:family="paragraph" style:parent-style-name="Heading_20_1">
      <style:text-properties officeooo:paragraph-rsid="034b278f"/>
    </style:style>
    <style:style style:name="P8" style:family="paragraph" style:parent-style-name="Heading_20_1" style:list-style-name="">
      <style:paragraph-properties fo:line-height="150%" fo:text-align="start" style:justify-single-word="false">
        <style:tab-stops/>
      </style:paragraph-properties>
      <style:text-properties officeooo:paragraph-rsid="034b278f"/>
    </style:style>
    <style:style style:name="P9" style:family="paragraph" style:parent-style-name="Heading_20_1">
      <style:paragraph-properties fo:break-before="page"/>
      <style:text-properties officeooo:paragraph-rsid="034b278f"/>
    </style:style>
    <style:style style:name="P10" style:family="paragraph" style:parent-style-name="Programmation">
      <style:text-properties officeooo:paragraph-rsid="034b278f"/>
    </style:style>
    <style:style style:name="P11" style:family="paragraph" style:parent-style-name="Programmation">
      <style:text-properties fo:color="#000000" officeooo:paragraph-rsid="034b278f"/>
    </style:style>
    <style:style style:name="P12" style:family="paragraph" style:parent-style-name="Programmation" style:list-style-name="Numbering_20_1">
      <style:text-properties fo:color="#000000" officeooo:paragraph-rsid="034e2ea0"/>
    </style:style>
    <style:style style:name="P13" style:family="paragraph" style:parent-style-name="Programmation">
      <style:text-properties fo:color="#408080" officeooo:paragraph-rsid="034b278f"/>
    </style:style>
    <style:style style:name="P14" style:family="paragraph" style:parent-style-name="Programmation">
      <style:text-properties officeooo:paragraph-rsid="034d4098"/>
    </style:style>
    <style:style style:name="P15" style:family="paragraph" style:parent-style-name="Programmation">
      <style:text-properties officeooo:paragraph-rsid="034e2ea0"/>
    </style:style>
    <style:style style:name="P16" style:family="paragraph" style:parent-style-name="Programmation" style:list-style-name="Numbering_20_1">
      <style:text-properties officeooo:paragraph-rsid="034e2ea0"/>
    </style:style>
    <style:style style:name="P17" style:family="paragraph" style:parent-style-name="Programmation_20_Titre">
      <style:text-properties officeooo:paragraph-rsid="034b278f"/>
    </style:style>
    <style:style style:name="P18" style:family="paragraph" style:parent-style-name="Standard">
      <style:paragraph-properties fo:text-align="center" style:justify-single-word="false" style:snap-to-layout-grid="false"/>
      <style:text-properties fo:font-weight="bold" officeooo:paragraph-rsid="034b278f" style:font-weight-asian="bold" style:font-weight-complex="bold"/>
    </style:style>
    <style:style style:name="P19" style:family="paragraph" style:parent-style-name="Standard">
      <style:paragraph-properties style:snap-to-layout-grid="false"/>
      <style:text-properties officeooo:paragraph-rsid="034b278f"/>
    </style:style>
    <style:style style:name="P20" style:family="paragraph" style:parent-style-name="Text_20_body" style:list-style-name="L1">
      <style:text-properties officeooo:paragraph-rsid="034b278f"/>
    </style:style>
    <style:style style:name="P21" style:family="paragraph" style:parent-style-name="Text_20_body" style:list-style-name="L4">
      <style:text-properties officeooo:paragraph-rsid="034b278f"/>
    </style:style>
    <style:style style:name="P22" style:family="paragraph" style:parent-style-name="Text_20_body" style:list-style-name="L5">
      <style:text-properties officeooo:paragraph-rsid="034b278f"/>
    </style:style>
    <style:style style:name="P23" style:family="paragraph" style:parent-style-name="Text_20_body">
      <style:text-properties officeooo:paragraph-rsid="034b278f"/>
    </style:style>
    <style:style style:name="P24" style:family="paragraph" style:parent-style-name="programmation">
      <style:text-properties officeooo:paragraph-rsid="034b278f"/>
    </style:style>
    <style:style style:name="T1" style:family="text">
      <style:text-properties officeooo:rsid="01d8b5bf"/>
    </style:style>
    <style:style style:name="T2" style:family="text">
      <style:text-properties fo:color="#bc7a00"/>
    </style:style>
    <style:style style:name="T3" style:family="text">
      <style:text-properties fo:color="#000000"/>
    </style:style>
    <style:style style:name="T4" style:family="text">
      <style:text-properties fo:color="#000000" fo:font-weight="bold"/>
    </style:style>
    <style:style style:name="T5" style:family="text">
      <style:text-properties fo:color="#000000" fo:font-style="italic"/>
    </style:style>
    <style:style style:name="T6" style:family="text">
      <style:text-properties fo:color="#408080"/>
    </style:style>
    <style:style style:name="T7" style:family="text">
      <style:text-properties fo:color="#408080" fo:font-style="italic"/>
    </style:style>
    <style:style style:name="T8" style:family="text">
      <style:text-properties fo:color="#008000" fo:font-weight="bold"/>
    </style:style>
    <style:style style:name="T9" style:family="text">
      <style:text-properties fo:color="#666666"/>
    </style:style>
    <style:style style:name="T10" style:family="text">
      <style:text-properties fo:color="#666666" officeooo:rsid="034e2ea0"/>
    </style:style>
    <style:style style:name="T11" style:family="text">
      <style:text-properties fo:color="#b00040"/>
    </style:style>
    <style:style style:name="T12" style:family="text">
      <style:text-properties fo:color="#0000ff"/>
    </style:style>
    <style:style style:name="T13" style:family="text">
      <style:text-properties style:text-position="super 58%"/>
    </style:style>
    <style:style style:name="T14" style:family="text">
      <style:text-properties fo:font-size="9pt" style:font-size-asian="9pt"/>
    </style:style>
    <style:style style:name="T15" style:family="text">
      <style:text-properties fo:color="#5983b0" fo:font-size="9pt" style:font-size-asian="9pt"/>
    </style:style>
    <style:style style:name="T16" style:family="text">
      <style:text-properties fo:color="#77bc65" fo:font-size="9pt" style:font-size-asian="9pt"/>
    </style:style>
    <style:style style:name="T17" style:family="text">
      <style:text-properties fo:color="#729fcf" fo:font-size="9pt" style:font-size-asian="9pt"/>
    </style:style>
    <style:style style:name="T18" style:family="text">
      <style:text-properties fo:color="#ffaa95" fo:font-size="9pt" style:font-size-asian="9pt"/>
    </style:style>
    <style:style style:name="T19" style:family="text">
      <style:text-properties fo:color="#00a933" fo:font-size="9pt" style:font-size-asian="9pt"/>
    </style:style>
    <style:style style:name="T20" style:family="text">
      <style:text-properties fo:color="#a0a000"/>
    </style:style>
    <style:style style:name="T21" style:family="text">
      <style:text-properties fo:color="#ba2121"/>
    </style:style>
    <style:style style:name="T22" style:family="text">
      <style:text-properties fo:color="#bb6622"/>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form:form form:name="Formulaire" form:command="Candidat "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method="post" form:control-implementation="ooo:com.sun.star.form.component.Form" office:target-frame="popupwindow" xlink:href="https://feedburner.google.com/fb/a/mailverify"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popupwindow" xlink:href="https://feedburner.google.com/fb/a/mailverify"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popupwindow" xlink:href="https://feedburner.google.com/fb/a/mailverify"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www.station-meteo.com/wp-comments-post.php" xlink:type="simple">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1"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2"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3"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4"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5"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6"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7"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8"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19"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0"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1"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2"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3"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4"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5"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6"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7"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8"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29"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0"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1"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2"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3"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4"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5"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6"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7"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8"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39"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0"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1"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2"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3"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4"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5"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6"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7"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8"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49"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0"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1"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2"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3"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4"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5"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6"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7"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8"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59"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60"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61"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62"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form:form form:name="unnamed63" form:apply-filter="true" form:method="post" form:control-implementation="ooo:com.sun.star.form.component.Form" office:target-frame="" xlink:href="../../../../../Public/Bureau/d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 M.B.R.<text:line-break/> (Master Boot Record)</text:p>
      <text:h text:style-name="P7" text:outline-level="1">Structure des disques</text:h>
      <text:p text:style-name="P23">Qu'il s'agisse de disques durs ou de disquettes, le fonctionnement est le même, la seule différence est qu'un disque dur a plusieurs partitions contrairement aux disquettes.</text:p>
      <text:p text:style-name="P23">Un disque est constitué de plusieurs faces (on parle de têtes pour les disques durs), chaque face reçoit un certain nombre de cylindres ou pistes (suivant que l'on parle de disque dur ou de disquette ), chaque cylindre est découpé en secteurs, pour les disquettes 1.44Mo il y a 18 secteurs/piste, pour les 720Ko 9 secteurs/piste et pour la majorité des disques durs modernes, 63 secteurs/cylindre (c'est le maximum que le bios supporte) et enfin, chaque secteur se compose de 512 octets.</text:p>
      <text:p text:style-name="P23">Donc pour accéder à un secteur de 512 octets, il faut connaître :</text:p>
      <text:list xml:id="list201755340" text:style-name="L1">
        <text:list-item>
          <text:p text:style-name="P20">La face (ou tête),</text:p>
        </text:list-item>
        <text:list-item>
          <text:p text:style-name="P20">Le cylindre (ou piste) </text:p>
        </text:list-item>
        <text:list-item>
          <text:p text:style-name="P20">Le numéro du secteur </text:p>
        </text:list-item>
      </text:list>
      <text:h text:style-name="P7" text:outline-level="1">Structure du <text:span text:style-name="Nom_20_propre">MBR</text:span></text:h>
      <text:p text:style-name="P23">Le <text:span text:style-name="Nom_20_propre">MBR</text:span> se trouve sur le premier secteur (1) de la première piste (0) de la première face (0) et tient sur 1 seul secteur (512 octets).</text:p>
      <text:p text:style-name="P23">En voici sa composition : </text:p>
      <text:list xml:id="list178900928" text:style-name="L4">
        <text:list-item>
          <text:p text:style-name="P21">Octets <text:span text:style-name="Nom_20_Technique">0</text:span> à <text:span text:style-name="Nom_20_Technique">1BDh</text:span> : Programme d'amorce, 446 octets </text:p>
        </text:list-item>
        <text:list-item>
          <text:p text:style-name="P21">Octets <text:span text:style-name="Nom_20_Technique">1BEh</text:span> à <text:span text:style-name="Nom_20_Technique">1CDh</text:span> : 1ère partition </text:p>
        </text:list-item>
        <text:list-item>
          <text:p text:style-name="P21">Octets <text:span text:style-name="Nom_20_Technique">1CEh</text:span> à <text:span text:style-name="Nom_20_Technique">1DDh</text:span> : 2ème partition </text:p>
        </text:list-item>
        <text:list-item>
          <text:p text:style-name="P21">Octets <text:span text:style-name="Nom_20_Technique">1DEh</text:span> à <text:span text:style-name="Nom_20_Technique">1EDh</text:span> : 3ème partition </text:p>
        </text:list-item>
        <text:list-item>
          <text:p text:style-name="P21">Octets <text:span text:style-name="Nom_20_Technique">1EEh</text:span> à <text:span text:style-name="Nom_20_Technique">1FDh</text:span> : 4ème partition </text:p>
        </text:list-item>
        <text:list-item>
          <text:p text:style-name="P21">Octets <text:span text:style-name="Nom_20_Technique">1FEh</text:span> et <text:span text:style-name="Nom_20_Technique">1FFh</text:span> : Signature de secteur amorce ( <text:span text:style-name="Nom_20_Technique">55AAh</text:span> )</text:p>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Décalage</text:p>
          </table:table-cell>
          <table:table-cell table:style-name="Tableau1.A1" office:value-type="string">
            <text:p text:style-name="P18">Fonction</text:p>
          </table:table-cell>
          <table:table-cell table:style-name="Tableau1.C1" office:value-type="string">
            <text:p text:style-name="P18">Taille</text:p>
          </table:table-cell>
        </table:table-row>
        <table:table-row table:style-name="Tableau1.1">
          <table:table-cell table:style-name="Tableau1.A2" office:value-type="string">
            <text:p text:style-name="P19"><text:span text:style-name="Nom_20_Technique">000h</text:span> à <text:span text:style-name="Nom_20_Technique">1BDh</text:span></text:p>
          </table:table-cell>
          <table:table-cell table:style-name="Tableau1.A2" office:value-type="string">
            <text:p text:style-name="Table">Programme d’amorçage</text:p>
          </table:table-cell>
          <table:table-cell table:style-name="Tableau1.C2" office:value-type="string">
            <text:p text:style-name="Table">446 octets</text:p>
          </table:table-cell>
        </table:table-row>
        <text:soft-page-break/>
        <table:table-row table:style-name="Tableau1.3">
          <table:table-cell table:number-columns-spanned="2">
            <table:table table:is-sub-table="true">
              <table:table-column table:style-name="Tableau1.A"/>
              <table:table-column table:style-name="Tableau1.B"/>
              <table:table-row table:style-name="Tableau1.3">
                <table:table-cell table:style-name="Tableau1.A2" office:value-type="string">
                  <text:p text:style-name="P19"><text:span text:style-name="Nom_20_Technique">1BEh</text:span> à <text:span text:style-name="Nom_20_Technique">1CDh</text:span></text:p>
                </table:table-cell>
                <table:table-cell table:style-name="Tableau1.A2" office:value-type="string">
                  <text:p text:style-name="Table">1<text:span text:style-name="T13">ère</text:span> partition</text:p>
                </table:table-cell>
              </table:table-row>
              <table:table-row table:style-name="Tableau1.3">
                <table:table-cell table:style-name="Tableau1.A2" office:value-type="string">
                  <text:p text:style-name="P19"><text:span text:style-name="Nom_20_Technique">1CEh</text:span> à <text:span text:style-name="Nom_20_Technique">1DDh</text:span></text:p>
                </table:table-cell>
                <table:table-cell table:style-name="Tableau1.A2" office:value-type="string">
                  <text:p text:style-name="Table">2<text:span text:style-name="T13">ème</text:span> partition</text:p>
                </table:table-cell>
              </table:table-row>
              <table:table-row table:style-name="Tableau1.3">
                <table:table-cell table:style-name="Tableau1.A2" office:value-type="string">
                  <text:p text:style-name="P19"><text:span text:style-name="Nom_20_Technique">1DEh</text:span> à <text:span text:style-name="Nom_20_Technique">1Edh</text:span></text:p>
                </table:table-cell>
                <table:table-cell table:style-name="Tableau1.A2" office:value-type="string">
                  <text:p text:style-name="Table">3<text:span text:style-name="T13">ème</text:span> partition</text:p>
                </table:table-cell>
              </table:table-row>
              <table:table-row table:style-name="Tableau1.3">
                <table:table-cell table:style-name="Tableau1.A2" office:value-type="string">
                  <text:p text:style-name="P19"><text:span text:style-name="Nom_20_Technique">1EEh</text:span> à <text:span text:style-name="Nom_20_Technique">1FDh</text:span></text:p>
                </table:table-cell>
                <table:table-cell table:style-name="Tableau1.A2" office:value-type="string">
                  <text:p text:style-name="Table">4<text:span text:style-name="T13">ème</text:span> partition</text:p>
                </table:table-cell>
              </table:table-row>
            </table:table>
          </table:table-cell>
          <table:covered-table-cell/>
          <table:table-cell table:style-name="Tableau1.C3" office:value-type="string">
            <text:p text:style-name="Table">16 octets</text:p>
          </table:table-cell>
        </table:table-row>
        <table:table-row table:style-name="Tableau1.1">
          <table:table-cell table:style-name="Tableau1.A2" office:value-type="string">
            <text:p text:style-name="P19"><text:span text:style-name="Nom_20_Technique">1FEh</text:span> à <text:span text:style-name="Nom_20_Technique">1FFh</text:span></text:p>
          </table:table-cell>
          <table:table-cell table:style-name="Tableau1.A2" office:value-type="string">
            <text:p text:style-name="Table">Signature de secteur d’amorce <text:span text:style-name="Nom_20_Technique">55AAh</text:span></text:p>
          </table:table-cell>
          <table:table-cell table:style-name="Tableau1.C2" office:value-type="string">
            <text:p text:style-name="Table">2 octets</text:p>
          </table:table-cell>
        </table:table-row>
      </table:table>
      <text:p text:style-name="Text_20_body">Les 446 octets du programme d’amorce vérifie la validité des données contenues dans la définition des 4 partitions, ainsi que la présence d'une partition active (et uniquement une), et une fois tout vérifié, il charge en mémoire le secteur <text:span text:style-name="Nom_20_propre">boot</text:span> de la partition active. </text:p>
      <text:p text:style-name="P23">Les 4 séries de 16 octets suivantes contiennent les définitions de chaque partition. </text:p>
      <text:p text:style-name="P23">Voici comment tout ceci est codé : </text:p>
      <text:list xml:id="list11784879" text:style-name="L5">
        <text:list-item>
          <text:p text:style-name="P22"><text:span text:style-name="Nom_20_Technique">00h</text:span> (octet) : Indicateur de partition amorçable. Les valeurs possibles sont : 0 (inactive) ou 80h (active). Si une valeur différente est présente, le programme provoquera une erreur. </text:p>
        </text:list-item>
        <text:list-item>
          <text:p text:style-name="P22"><text:span text:style-name="Nom_20_Technique">01h</text:span> (octet) : Tête ou face de début de la partition </text:p>
        </text:list-item>
        <text:list-item>
          <text:p text:style-name="P22"><text:span text:style-name="Nom_20_Technique">02h</text:span> (octet) : 8 bits de poids faible du cylindre de début (codé sur 10bits) </text:p>
        </text:list-item>
        <text:list-item>
          <text:p text:style-name="P22"><text:span text:style-name="Nom_20_Technique">03h</text:span> (octet) : </text:p>
        </text:list-item>
        <text:list-item>
          <text:p text:style-name="P22">Bits 0 à 5 = Secteur de début </text:p>
        </text:list-item>
        <text:list-item>
          <text:p text:style-name="P22">Bits 6 et 7 = Bits de poids fort du cylindre de début </text:p>
        </text:list-item>
        <text:list-item>
          <text:p text:style-name="P22"><text:span text:style-name="Nom_20_Technique">04h</text:span> (octet) : Indique le type de système installé sur la partition </text:p>
        </text:list-item>
        <text:list-item>
          <text:p text:style-name="P22"><text:span text:style-name="Nom_20_Technique">05h</text:span> (octet) : Tête ou face de fin de partition </text:p>
        </text:list-item>
        <text:list-item>
          <text:p text:style-name="P22"><text:span text:style-name="Nom_20_Technique">06h</text:span> (octet) : 8 bits de poids faible du cylindre de fin (codé sur 10bits) </text:p>
        </text:list-item>
        <text:list-item>
          <text:p text:style-name="P22"><text:span text:style-name="Nom_20_Technique">07h</text:span> (octet) : </text:p>
        </text:list-item>
        <text:list-item>
          <text:p text:style-name="P22">Bits 0 à 5 = dernier secteur </text:p>
        </text:list-item>
        <text:list-item>
          <text:p text:style-name="P22">Bits 6 et 7 = bits de poids fort du cylindre de fin </text:p>
        </text:list-item>
        <text:list-item>
          <text:p text:style-name="P22"><text:span text:style-name="Nom_20_Technique">08h</text:span> (32bits) : Adresse relative de la partition exprimée en secteurs </text:p>
        </text:list-item>
        <text:list-item>
          <text:p text:style-name="P22"><text:span text:style-name="Nom_20_Technique">0Ch</text:span> (32bits) : Nombre total de secteurs de la partition </text:p>
        </text:list-item>
      </text:list>
      <text:h text:style-name="P8" text:outline-level="1"/>
      <text:h text:style-name="P9" text:outline-level="1">Exemple d’un secteur <text:span text:style-name="Nom_20_propre">MBR</text:span> </text:h>
      <text:p text:style-name="P24"><text:span text:style-name="Machine_20_à_20_écrire"><text:span text:style-name="T15">0000:0000</text:span></text:span><text:span text:style-name="Machine_20_à_20_écrire"><text:span text:style-name="T14"> </text:span></text:span><text:span text:style-name="Machine_20_à_20_écrire"><text:span text:style-name="T16">eb 48 90 00 00 00 47 52 55 42 01 00 16 04 00 00</text:span></text:span><text:span text:style-name="Machine_20_à_20_écrire"><text:span text:style-name="T14"> ëH....GRUB......</text:span></text:span></text:p>
      <text:p text:style-name="P24"><text:span text:style-name="Machine_20_à_20_écrire"><text:span text:style-name="T15">0000:0010</text:span></text:span><text:span text:style-name="Machine_20_à_20_écrire"><text:span text:style-name="T14"> </text:span></text:span><text:span text:style-name="Machine_20_à_20_écrire"><text:span text:style-name="T16">00 00 00 00 9b 1c 8f 3f b6 00 00 00 00 03 7e 78</text:span></text:span><text:span text:style-name="Machine_20_à_20_écrire"><text:span text:style-name="T14"> .......?¶.....~x</text:span></text:span></text:p>
      <text:p text:style-name="P24"><text:span text:style-name="Machine_20_à_20_écrire"><text:span text:style-name="T15">0000:0020</text:span></text:span><text:span text:style-name="Machine_20_à_20_écrire"><text:span text:style-name="T14"> </text:span></text:span><text:span text:style-name="Machine_20_à_20_écrire"><text:span text:style-name="T16">a3 1d e0 c7 01 c8 1c e0 c7 01 01 05 1e e0 c7 01</text:span></text:span><text:span text:style-name="Machine_20_à_20_écrire"><text:span text:style-name="T14"> £.àÇ.È.àÇ....àÇ.</text:span></text:span></text:p>
      <text:p text:style-name="P24"><text:span text:style-name="Machine_20_à_20_écrire"><text:span text:style-name="T15">0000:0030</text:span></text:span><text:span text:style-name="Machine_20_à_20_écrire"><text:span text:style-name="T14"> </text:span></text:span><text:span text:style-name="Machine_20_à_20_écrire"><text:span text:style-name="T16">dd 1c e0 c7 01 e8 00 00 58 2d 38 00 8c cf 03 02</text:span></text:span><text:span text:style-name="Machine_20_à_20_écrire"><text:span text:style-name="T14"> Ý.àÇ.è..X-8..Ï..</text:span></text:span></text:p>
      <text:p text:style-name="P24"><text:span text:style-name="Machine_20_à_20_écrire"><text:span text:style-name="T15">0000:0040</text:span></text:span><text:span text:style-name="Machine_20_à_20_écrire"><text:span text:style-name="T14"> </text:span></text:span><text:span text:style-name="Machine_20_à_20_écrire"><text:span text:style-name="T16">80 00 00 80 a8 2c 54 01 00 08 fa 80 ca 80 ea 53</text:span></text:span><text:span text:style-name="Machine_20_à_20_écrire"><text:span text:style-name="T14"> ....¨,T...ú.Ê.êS</text:span></text:span></text:p>
      <text:p text:style-name="P24"><text:span text:style-name="Machine_20_à_20_écrire"><text:span text:style-name="T15">0000:0050</text:span></text:span><text:span text:style-name="Machine_20_à_20_écrire"><text:span text:style-name="T14"> </text:span></text:span><text:span text:style-name="Machine_20_à_20_écrire"><text:span text:style-name="T16">7c 00 00 31 c0 8e d8 8e d0 bc 00 20 fb a0 40 7c</text:span></text:span><text:span text:style-name="Machine_20_à_20_écrire"><text:span text:style-name="T14"> |..1À.Ø.Ð¼. û @|</text:span></text:span></text:p>
      <text:p text:style-name="P24"><text:span text:style-name="Machine_20_à_20_écrire"><text:span text:style-name="T15">0000:0060</text:span></text:span><text:span text:style-name="Machine_20_à_20_écrire"><text:span text:style-name="T14"> </text:span></text:span><text:span text:style-name="Machine_20_à_20_écrire"><text:span text:style-name="T16">3c ff 74 02 88 c2 52 be 79 7d e8 34 01 f6 c2 80</text:span></text:span><text:span text:style-name="Machine_20_à_20_écrire"><text:span text:style-name="T14"> &lt;ÿt..ÂR¾y}è4.öÂ.</text:span></text:span></text:p>
      <text:p text:style-name="P24"><text:span text:style-name="Machine_20_à_20_écrire"><text:span text:style-name="T15">0000:0070</text:span></text:span><text:span text:style-name="Machine_20_à_20_écrire"><text:span text:style-name="T14"> </text:span></text:span><text:span text:style-name="Machine_20_à_20_écrire"><text:span text:style-name="T16">74 54 b4 41 bb aa 55 cd 13 5a 52 72 49 81 fb 55</text:span></text:span><text:span text:style-name="Machine_20_à_20_écrire"><text:span text:style-name="T14"> tT´A»ªUÍ.ZRrI.ûU</text:span></text:span></text:p>
      <text:p text:style-name="P24"><text:span text:style-name="Machine_20_à_20_écrire"><text:span text:style-name="T15">0000:0080</text:span></text:span><text:span text:style-name="Machine_20_à_20_écrire"><text:span text:style-name="T14"> </text:span></text:span><text:span text:style-name="Machine_20_à_20_écrire"><text:span text:style-name="T16">aa 75 43 a0 41 7c 84 c0 75 05 83 e1 01 74 37 66</text:span></text:span><text:span text:style-name="Machine_20_à_20_écrire"><text:span text:style-name="T14"> ªuC A|.Àu..á.t7f</text:span></text:span></text:p>
      <text:p text:style-name="P24"><text:span text:style-name="Machine_20_à_20_écrire"><text:span text:style-name="T15">0000:0090</text:span></text:span><text:span text:style-name="Machine_20_à_20_écrire"><text:span text:style-name="T14"> </text:span></text:span><text:span text:style-name="Machine_20_à_20_écrire"><text:span text:style-name="T16">8b 4c 10 be 05 7c c6 44 ff 01 66 8b 1e 44 7c c7</text:span></text:span><text:span text:style-name="Machine_20_à_20_écrire"><text:span text:style-name="T14"> .L.¾.|ÆDÿ.f..D|Ç</text:span></text:span></text:p>
      <text:p text:style-name="P24"><text:span text:style-name="Machine_20_à_20_écrire"><text:span text:style-name="T15">0000:00a0</text:span></text:span><text:span text:style-name="Machine_20_à_20_écrire"><text:span text:style-name="T14"> </text:span></text:span><text:span text:style-name="Machine_20_à_20_écrire"><text:span text:style-name="T16">04 10 00 c7 44 02 01 00 66 89 5c 08 c7 44 06 00</text:span></text:span><text:span text:style-name="Machine_20_à_20_écrire"><text:span text:style-name="T14"> ...ÇD...f.\.ÇD..</text:span></text:span></text:p>
      <text:p text:style-name="P24"><text:span text:style-name="Machine_20_à_20_écrire"><text:span text:style-name="T15">0000:00b0</text:span></text:span><text:span text:style-name="Machine_20_à_20_écrire"><text:span text:style-name="T14"> </text:span></text:span><text:span text:style-name="Machine_20_à_20_écrire"><text:span text:style-name="T16">70 66 31 c0 89 44 04 66 89 44 0c b4 42 cd 13 72</text:span></text:span><text:span text:style-name="Machine_20_à_20_écrire"><text:span text:style-name="T14"> pf1À.D.f.D.´BÍ.r</text:span></text:span></text:p>
      <text:p text:style-name="P24"><text:span text:style-name="Machine_20_à_20_écrire"><text:span text:style-name="T15">0000:00c0</text:span></text:span><text:span text:style-name="Machine_20_à_20_écrire"><text:span text:style-name="T14"> </text:span></text:span><text:span text:style-name="Machine_20_à_20_écrire"><text:span text:style-name="T16">05 bb 00 70 eb 7d b4 08 cd 13 73 0a f6 c2 80 0f</text:span></text:span><text:span text:style-name="Machine_20_à_20_écrire"><text:span text:style-name="T14"> .».pë}´.Í.s.öÂ..</text:span></text:span></text:p>
      <text:p text:style-name="P24"><text:span text:style-name="Machine_20_à_20_écrire"><text:span text:style-name="T15">0000:00d0</text:span></text:span><text:span text:style-name="Machine_20_à_20_écrire"><text:span text:style-name="T14"> </text:span></text:span><text:span text:style-name="Machine_20_à_20_écrire"><text:span text:style-name="T16">84 f0 00 e9 8d 00 be 05 7c c6 44 ff 00 66 31 c0</text:span></text:span><text:span text:style-name="Machine_20_à_20_écrire"><text:span text:style-name="T14"> .ð.é..¾.|ÆDÿ.f1À</text:span></text:span></text:p>
      <text:p text:style-name="P24"><text:span text:style-name="Machine_20_à_20_écrire"><text:span text:style-name="T15">0000:00e0</text:span></text:span><text:span text:style-name="Machine_20_à_20_écrire"><text:span text:style-name="T14"> </text:span></text:span><text:span text:style-name="Machine_20_à_20_écrire"><text:span text:style-name="T16">88 f0 40 66 89 44 04 31 d2 88 ca c1 e2 02 88 e8</text:span></text:span><text:span text:style-name="Machine_20_à_20_écrire"><text:span text:style-name="T14"> .ð@f.D.1Ò.ÊÁâ..è</text:span></text:span></text:p>
      <text:p text:style-name="P24"><text:span text:style-name="Machine_20_à_20_écrire"><text:span text:style-name="T15">0000:00f0</text:span></text:span><text:span text:style-name="Machine_20_à_20_écrire"><text:span text:style-name="T14"> </text:span></text:span><text:span text:style-name="Machine_20_à_20_écrire"><text:span text:style-name="T16">88 f4 40 89 44 08 31 c0 88 d0 c0 e8 02 66 89 04</text:span></text:span><text:span text:style-name="Machine_20_à_20_écrire"><text:span text:style-name="T14"> .ô@.D.1À.ÐÀè.f..</text:span></text:span></text:p>
      <text:p text:style-name="P24"><text:span text:style-name="Machine_20_à_20_écrire"><text:span text:style-name="T15">0000:0100</text:span></text:span><text:span text:style-name="Machine_20_à_20_écrire"><text:span text:style-name="T14"> </text:span></text:span><text:span text:style-name="Machine_20_à_20_écrire"><text:span text:style-name="T16">66 a1 44 7c 66 31 d2 66 f7 34 88 54 0a 66 31 d2</text:span></text:span><text:span text:style-name="Machine_20_à_20_écrire"><text:span text:style-name="T14"> f¡D|f1Òf÷4.T.f1Ò</text:span></text:span></text:p>
      <text:p text:style-name="P24"><text:span text:style-name="Machine_20_à_20_écrire"><text:span text:style-name="T15">0000:0110</text:span></text:span><text:span text:style-name="Machine_20_à_20_écrire"><text:span text:style-name="T14"> </text:span></text:span><text:span text:style-name="Machine_20_à_20_écrire"><text:span text:style-name="T16">66 f7 74 04 88 54 0b 89 44 0c 3b 44 08 7d 3c 8a</text:span></text:span><text:span text:style-name="Machine_20_à_20_écrire"><text:span text:style-name="T14"> f÷t..T..D.;D.}&lt;.</text:span></text:span></text:p>
      <text:p text:style-name="P24"><text:span text:style-name="Machine_20_à_20_écrire"><text:span text:style-name="T15">0000:0120</text:span></text:span><text:span text:style-name="Machine_20_à_20_écrire"><text:span text:style-name="T14"> </text:span></text:span><text:span text:style-name="Machine_20_à_20_écrire"><text:span text:style-name="T16">54 0d c0 e2 06 8a 4c 0a fe c1 08 d1 8a 6c 0c 5a</text:span></text:span><text:span text:style-name="Machine_20_à_20_écrire"><text:span text:style-name="T14"> T.Àâ..L.þÁ.Ñ.l.Z</text:span></text:span></text:p>
      <text:p text:style-name="P24"><text:span text:style-name="Machine_20_à_20_écrire"><text:span text:style-name="T15">0000:0130</text:span></text:span><text:span text:style-name="Machine_20_à_20_écrire"><text:span text:style-name="T14"> </text:span></text:span><text:span text:style-name="Machine_20_à_20_écrire"><text:span text:style-name="T16">8a 74 0b bb 00 70 8e c3 31 db b8 01 02 cd 13 72</text:span></text:span><text:span text:style-name="Machine_20_à_20_écrire"><text:span text:style-name="T14"> .t.».p.Ã1Û¸..Í.r</text:span></text:span></text:p>
      <text:p text:style-name="P24"><text:span text:style-name="Machine_20_à_20_écrire"><text:span text:style-name="T15">0000:0140</text:span></text:span><text:span text:style-name="Machine_20_à_20_écrire"><text:span text:style-name="T14"> </text:span></text:span><text:span text:style-name="Machine_20_à_20_écrire"><text:span text:style-name="T16">2a 8c c3 8e 06 48 7c 60 1e b9 00 01 8e db 31 f6</text:span></text:span><text:span text:style-name="Machine_20_à_20_écrire"><text:span text:style-name="T14"> *.Ã..H|`.¹...Û1ö</text:span></text:span></text:p>
      <text:p text:style-name="P24"><text:span text:style-name="Machine_20_à_20_écrire"><text:span text:style-name="T15">0000:0150</text:span></text:span><text:span text:style-name="Machine_20_à_20_écrire"><text:span text:style-name="T14"> </text:span></text:span><text:span text:style-name="Machine_20_à_20_écrire"><text:span text:style-name="T16">31 ff fc f3 a5 1f 61 ff 26 42 7c be 7f 7d e8 40</text:span></text:span><text:span text:style-name="Machine_20_à_20_écrire"><text:span text:style-name="T14"> 1ÿüó¥.aÿ&amp;B|¾.}è@</text:span></text:span></text:p>
      <text:p text:style-name="P24"><text:span text:style-name="Machine_20_à_20_écrire"><text:span text:style-name="T15">0000:0160</text:span></text:span><text:span text:style-name="Machine_20_à_20_écrire"><text:span text:style-name="T14"> </text:span></text:span><text:span text:style-name="Machine_20_à_20_écrire"><text:span text:style-name="T16">00 eb 0e be 84 7d e8 38 00 eb 06 be 8e 7d e8 30</text:span></text:span><text:span text:style-name="Machine_20_à_20_écrire"><text:span text:style-name="T14"> .ë.¾.}è8.ë.¾.}è0</text:span></text:span></text:p>
      <text:p text:style-name="P24"><text:span text:style-name="Machine_20_à_20_écrire"><text:span text:style-name="T15">0000:0170</text:span></text:span><text:span text:style-name="Machine_20_à_20_écrire"><text:span text:style-name="T14"> </text:span></text:span><text:span text:style-name="Machine_20_à_20_écrire"><text:span text:style-name="T16">00 be 93 7d e8 2a 00 eb fe 47 52 55 42 20 00 47</text:span></text:span><text:span text:style-name="Machine_20_à_20_écrire"><text:span text:style-name="T14"> .¾.}è*.ëþGRUB .G</text:span></text:span></text:p>
      <text:p text:style-name="P24"><text:span text:style-name="Machine_20_à_20_écrire"><text:span text:style-name="T15">0000:0180</text:span></text:span><text:span text:style-name="Machine_20_à_20_écrire"><text:span text:style-name="T14"> </text:span></text:span><text:span text:style-name="Machine_20_à_20_écrire"><text:span text:style-name="T16">65 6f 6d 00 48 61 72 64 20 44 69 73 6b 00 52 65</text:span></text:span><text:span text:style-name="Machine_20_à_20_écrire"><text:span text:style-name="T14"> eom.Hard Disk.Re</text:span></text:span></text:p>
      <text:p text:style-name="P24"><text:span text:style-name="Machine_20_à_20_écrire"><text:span text:style-name="T15">0000:0190</text:span></text:span><text:span text:style-name="Machine_20_à_20_écrire"><text:span text:style-name="T14"> </text:span></text:span><text:span text:style-name="Machine_20_à_20_écrire"><text:span text:style-name="T16">61 64 00 20 45 72 72 6f 72 00 bb 01 00 b4 0e cd</text:span></text:span><text:span text:style-name="Machine_20_à_20_écrire"><text:span text:style-name="T14"> ad. Error.»..´.Í</text:span></text:span></text:p>
      <text:p text:style-name="P24"><text:span text:style-name="Machine_20_à_20_écrire"><text:span text:style-name="T15">0000:01a0</text:span></text:span><text:span text:style-name="Machine_20_à_20_écrire"><text:span text:style-name="T14"> </text:span></text:span><text:span text:style-name="Machine_20_à_20_écrire"><text:span text:style-name="T16">10 ac 3c 00 75 f4 c3 00 00 00 00 00 00 00 00 00</text:span></text:span><text:span text:style-name="Machine_20_à_20_écrire"><text:span text:style-name="T14"> .¬&lt;.uôÃ.........</text:span></text:span></text:p>
      <text:p text:style-name="P24"><text:span text:style-name="Machine_20_à_20_écrire"><text:span text:style-name="T15">0000:01b0</text:span></text:span><text:span text:style-name="Machine_20_à_20_écrire"><text:span text:style-name="T14"> </text:span></text:span><text:span text:style-name="Machine_20_à_20_écrire"><text:span text:style-name="T16">00 00 00 00 00 00 00 00 c4 c5 c4 c5 00 00</text:span></text:span><text:span text:style-name="Machine_20_à_20_écrire"><text:span text:style-name="T14"> </text:span></text:span><text:span text:style-name="Machine_20_à_20_écrire"><text:span text:style-name="T17">80 01 ........ÄÅÄÅ....</text:span></text:span></text:p>
      <text:p text:style-name="P24"><text:span text:style-name="Machine_20_à_20_écrire"><text:span text:style-name="T17">0000:01c0 01 00 07 fe ff ff 3f 00 00 00 3b 4c 38 01</text:span></text:span><text:span text:style-name="Machine_20_à_20_écrire"><text:span text:style-name="T14"> </text:span></text:span><text:span text:style-name="Machine_20_à_20_écrire"><text:span text:style-name="T18">00 00 ...þÿÿ?...;L8...</text:span></text:span></text:p>
      <text:p text:style-name="P24"><text:span text:style-name="Machine_20_à_20_écrire"><text:span text:style-name="T18">0000:01d0 c1 ff 0f fe ff ff 7a 4c 38 01 86 06 70 03</text:span></text:span><text:span text:style-name="Machine_20_à_20_écrire"><text:span text:style-name="T14"> </text:span></text:span><text:span text:style-name="Machine_20_à_20_écrire"><text:span text:style-name="T15">00 00 Áÿ.þÿÿzL8...p...</text:span></text:span></text:p>
      <text:p text:style-name="P24"><text:span text:style-name="Machine_20_à_20_écrire"><text:span text:style-name="T15">0000:01e0 00 00 00 00 00 00 00 00 00 00 00 00 00 00</text:span></text:span><text:span text:style-name="Machine_20_à_20_écrire"><text:span text:style-name="T14"> </text:span></text:span><text:span text:style-name="Machine_20_à_20_écrire"><text:span text:style-name="T18">00 00 ................</text:span></text:span></text:p>
      <text:p text:style-name="P24"><text:span text:style-name="Machine_20_à_20_écrire"><text:span text:style-name="T18">0000:01f0 00 00 00 00 00 00 00 00 00 00 00 00 00 00</text:span></text:span><text:span text:style-name="Machine_20_à_20_écrire"><text:span text:style-name="T14"> </text:span></text:span><text:span text:style-name="Machine_20_à_20_écrire"><text:span text:style-name="T19">55 aa</text:span></text:span><text:span text:style-name="Machine_20_à_20_écrire"><text:span text:style-name="T14"> ..............Uª</text:span></text:span></text:p>
      <text:p text:style-name="P24"><text:span text:style-name="Machine_20_à_20_écrire"><text:span text:style-name="T15">0000:0200</text:span></text:span><text:span text:style-name="Machine_20_à_20_écrire"><text:span text:style-name="T14"> <text:s text:c="64"/></text:span></text:span></text:p>
      <text:h text:style-name="P7" text:outline-level="1">Exemple de programme</text:h>
      <text:p text:style-name="P17">main.c</text:p>
      <text:list xml:id="list3188701154" text:style-name="Numbering_20_1">
        <text:list-item>
          <text:p text:style-name="P10"><text:span text:style-name="T2">#include</text:span><text:span text:style-name="T3"> </text:span><text:span text:style-name="T6">&lt;string.h&gt;</text:span></text:p>
        </text:list-item>
        <text:list-item>
          <text:p text:style-name="P10"><text:span text:style-name="T2">#include</text:span><text:span text:style-name="T3"> </text:span><text:span text:style-name="T6">&lt;stdlib.h&gt;</text:span></text:p>
        </text:list-item>
        <text:list-item>
          <text:p text:style-name="P10"><text:span text:style-name="T2">#include</text:span><text:span text:style-name="T3"> </text:span><text:span text:style-name="T6">&lt;stdio.h&gt;</text:span></text:p>
        </text:list-item>
        <text:list-item>
          <text:p text:style-name="P10"><text:span text:style-name="T2">#include</text:span><text:span text:style-name="T3"> </text:span><text:span text:style-name="T6">&lt;fcntl.h&gt;</text:span></text:p>
        </text:list-item>
        <text:list-item>
          <text:p text:style-name="P16"><text:span text:style-name="T2">#include</text:span><text:span text:style-name="T3"> </text:span><text:span text:style-name="T6">&lt;errno.h&gt;</text:span></text:p>
        </text:list-item>
        <text:list-item>
          <text:p text:style-name="P16"><text:span text:style-name="T2">#include</text:span><text:span text:style-name="T3"> </text:span><text:span text:style-name="T6">&lt;sys/stat.h&gt;</text:span></text:p>
        </text:list-item>
        <text:list-item>
          <text:p text:style-name="P16"><text:span text:style-name="T2">#include</text:span><text:span text:style-name="T3"> </text:span><text:span text:style-name="T6">&lt;sys/types.h&gt;</text:span></text:p>
        </text:list-item>
        <text:list-item>
          <text:p text:style-name="P12"><text:span text:style-name="T6"/></text:p>
        </text:list-item>
        <text:list-item>
          <text:p text:style-name="P10"><text:span text:style-name="T2">#define TRUE <text:s/>(1 == 1)</text:span></text:p>
        </text:list-item>
        <text:list-item>
          <text:p text:style-name="P10"><text:span text:style-name="T2">#define FALSE (1 == 0)</text:span></text:p>
        </text:list-item>
        <text:list-item>
          <text:p text:style-name="P11"/>
        </text:list-item>
        <text:list-item>
          <text:p text:style-name="P13">// table de partition</text:p>
        </text:list-item>
        <text:list-item>
          <text:p text:style-name="P10"><text:span text:style-name="T8">typedef</text:span><text:span text:style-name="T3"> </text:span><text:span text:style-name="T8">struct</text:span><text:span text:style-name="T3"> {</text:span></text:p>
        </text:list-item>
        <text:list-item>
          <text:p text:style-name="P10"><text:span text:style-name="T3"><text:s text:c="4"/>u_int8_t <text:s text:c="8"/>etatPartition; </text:span><text:span text:style-name="T7">// 1</text:span></text:p>
        </text:list-item>
        <text:list-item>
          <text:p text:style-name="P10"><text:span text:style-name="T3"><text:s text:c="4"/>u_int8_t <text:s text:c="8"/>teteLectureDebut; </text:span><text:span text:style-name="T7">// 2</text:span></text:p>
        </text:list-item>
        <text:list-item>
          <text:p text:style-name="P10"><text:span text:style-name="T3"><text:s text:c="4"/>u_int16_t <text:s text:c="7"/></text:span><text:span text:style-name="T20">secteurDebut</text:span><text:span text:style-name="T3">:</text:span><text:span text:style-name="T9">6</text:span><text:span text:style-name="T3">; </text:span><text:span text:style-name="T7">// suite</text:span></text:p>
        </text:list-item>
        <text:list-item>
          <text:p text:style-name="P10"><text:span text:style-name="T3"><text:s text:c="4"/>u_int16_t <text:s text:c="7"/></text:span><text:span text:style-name="T20">cylindreDebut</text:span><text:span text:style-name="T3">:</text:span><text:span text:style-name="T9">10</text:span><text:span text:style-name="T3">; </text:span><text:span text:style-name="T7">// 3, 4</text:span></text:p>
        </text:list-item>
        <text:list-item>
          <text:p text:style-name="P10"><text:span text:style-name="T3"><text:s text:c="4"/>u_int8_t <text:s text:c="8"/>type; </text:span><text:span text:style-name="T7">// 5</text:span></text:p>
        </text:list-item>
        <text:list-item>
          <text:p text:style-name="P10"><text:span text:style-name="T3"><text:s text:c="4"/>u_int8_t <text:s text:c="8"/>teteLectureFin; </text:span><text:span text:style-name="T7">// 6</text:span></text:p>
        </text:list-item>
        <text:list-item>
          <text:p text:style-name="P10"><text:soft-page-break/><text:span text:style-name="T3"><text:s text:c="4"/>u_int16_t <text:s text:c="7"/></text:span><text:span text:style-name="T20">secteurFin</text:span><text:span text:style-name="T3">:</text:span><text:span text:style-name="T9">6</text:span><text:span text:style-name="T3">; </text:span><text:span text:style-name="T7">// 7, 8</text:span></text:p>
        </text:list-item>
        <text:list-item>
          <text:p text:style-name="P10"><text:span text:style-name="T3"><text:s text:c="4"/>u_int16_t <text:s text:c="7"/></text:span><text:span text:style-name="T20">cylindreFin</text:span><text:span text:style-name="T3">:</text:span><text:span text:style-name="T9">10</text:span><text:span text:style-name="T3">; </text:span><text:span text:style-name="T7">// suite</text:span></text:p>
        </text:list-item>
        <text:list-item>
          <text:p text:style-name="P10"><text:span text:style-name="T3"><text:s text:c="4"/>u_int32_t <text:s text:c="7"/>distance; </text:span><text:span text:style-name="T7">// 9, 10, 11, 12</text:span></text:p>
        </text:list-item>
        <text:list-item>
          <text:p text:style-name="P10"><text:span text:style-name="T3"><text:s text:c="4"/>u_int32_t <text:s text:c="7"/>nombreSecteur; </text:span><text:span text:style-name="T7">// 13, 14, 15, 16</text:span></text:p>
        </text:list-item>
        <text:list-item>
          <text:p text:style-name="P10"><text:span text:style-name="T3">} __attribute__((packed)) TablePartition; </text:span></text:p>
        </text:list-item>
        <text:list-item>
          <text:p text:style-name="P11"/>
        </text:list-item>
        <text:list-item>
          <text:p text:style-name="P13">// Maxi Boot Root</text:p>
        </text:list-item>
        <text:list-item>
          <text:p text:style-name="P10"><text:span text:style-name="T8">typedef</text:span><text:span text:style-name="T3"> </text:span><text:span text:style-name="T8">struct</text:span><text:span text:style-name="T3"> {</text:span></text:p>
        </text:list-item>
        <text:list-item>
          <text:p text:style-name="P10"><text:span text:style-name="T3"><text:s text:c="4"/>u_int8_t <text:s text:c="7"/>code[</text:span><text:span text:style-name="T9">0x1BE</text:span><text:span text:style-name="T3">]; </text:span><text:span text:style-name="T7">// code d'amorçage</text:span></text:p>
        </text:list-item>
        <text:list-item>
          <text:p text:style-name="P10"><text:span text:style-name="T3"><text:s text:c="4"/>TablePartition <text:s/>entreeTablePartition[</text:span><text:span text:style-name="T9">4</text:span><text:span text:style-name="T3">]; </text:span><text:span text:style-name="T7">// table de partitions</text:span></text:p>
        </text:list-item>
        <text:list-item>
          <text:p text:style-name="P10"><text:span text:style-name="T3"><text:s text:c="4"/>u_int8_t <text:s text:c="7"/>codeSecteurPartition[</text:span><text:span text:style-name="T9">2</text:span><text:span text:style-name="T3">]; </text:span><text:span text:style-name="T7">// code secteur</text:span></text:p>
        </text:list-item>
        <text:list-item>
          <text:p text:style-name="P10"><text:span text:style-name="T3">} __attribute__((packed)) MBR;</text:span></text:p>
        </text:list-item>
        <text:list-item>
          <text:p text:style-name="P11"/>
        </text:list-item>
        <text:list-item>
          <text:p text:style-name="P13">// listes des types de partition</text:p>
        </text:list-item>
        <text:list-item>
          <text:p text:style-name="P10"><text:span text:style-name="T11">char</text:span><text:span text:style-name="T3"> </text:span><text:span text:style-name="T9">*</text:span><text:span text:style-name="T3">typePartition [] </text:span><text:span text:style-name="T9">=</text:span><text:span text:style-name="T3"> {</text:span></text:p>
        </text:list-item>
        <text:list-item>
          <text:p text:style-name="P10"><text:span text:style-name="T3"><text:s text:c="4"/></text:span><text:span text:style-name="T21">"00"</text:span><text:span text:style-name="T3">, </text:span><text:span text:style-name="T21">"01 FAT12"</text:span><text:span text:style-name="T3">, </text:span><text:span text:style-name="T21">"02 XENIX root"</text:span><text:span text:style-name="T3">, </text:span><text:span text:style-name="T21">"03 XENIX usr"</text:span><text:span text:style-name="T3">,</text:span></text:p>
        </text:list-item>
        <text:list-item>
          <text:p text:style-name="P10"><text:span text:style-name="T3"><text:s text:c="4"/></text:span><text:span text:style-name="T21">"04 FAT16 &lt;32M"</text:span><text:span text:style-name="T3">, </text:span><text:span text:style-name="T21">"05 Extended"</text:span><text:span text:style-name="T3">, </text:span><text:span text:style-name="T21">"06 FAT16"</text:span><text:span text:style-name="T3">, </text:span><text:span text:style-name="T21">"07 HPFS/NTFS"</text:span><text:span text:style-name="T3">,</text:span></text:p>
        </text:list-item>
        <text:list-item>
          <text:p text:style-name="P10"><text:span text:style-name="T3"><text:s text:c="4"/></text:span><text:span text:style-name="T21">"08 AIX"</text:span><text:span text:style-name="T3">, </text:span><text:span text:style-name="T21">"09 AIX bootable"</text:span><text:span text:style-name="T3">, </text:span><text:span text:style-name="T21">"0A OS/2 Boot Manager"</text:span><text:span text:style-name="T3">, </text:span><text:span text:style-name="T21">"0B Win95 FAT32"</text:span><text:span text:style-name="T3">,</text:span></text:p>
        </text:list-item>
        <text:list-item>
          <text:p text:style-name="P10"><text:span text:style-name="T3"><text:s text:c="4"/></text:span><text:span text:style-name="T21">"0C Win95 FAT32 (LBA)"</text:span><text:span text:style-name="T3">, </text:span><text:span text:style-name="T21">"0D"</text:span><text:span text:style-name="T3">, </text:span><text:span text:style-name="T21">"0E Win95 FAT16 (LBA)"</text:span><text:span text:style-name="T3">, </text:span><text:span text:style-name="T21">"0F Win95 Ext'd (LBA)"</text:span><text:span text:style-name="T3">,</text:span></text:p>
        </text:list-item>
        <text:list-item>
          <text:p text:style-name="P10"><text:span text:style-name="T3"><text:s text:c="4"/></text:span><text:span text:style-name="T21">"10 OPUS"</text:span><text:span text:style-name="T3">, </text:span><text:span text:style-name="T21">"11 Hidden FAT12"</text:span><text:span text:style-name="T3">, </text:span><text:span text:style-name="T21">"12 Compaq diagnostics"</text:span><text:span text:style-name="T3">,</text:span></text:p>
        </text:list-item>
        <text:list-item>
          <text:p text:style-name="P10"><text:span text:style-name="T3"><text:s text:c="4"/></text:span><text:span text:style-name="T21">"14 Hidden FAT16 &lt;32M"</text:span><text:span text:style-name="T3">, </text:span><text:span text:style-name="T21">"15"</text:span><text:span text:style-name="T3">, </text:span><text:span text:style-name="T21">"16 Hidden FAT16"</text:span><text:span text:style-name="T3">, </text:span><text:span text:style-name="T21">"17 Hidden HPFS/NTFS"</text:span><text:span text:style-name="T3">,</text:span></text:p>
        </text:list-item>
        <text:list-item>
          <text:p text:style-name="P10"><text:span text:style-name="T3"><text:s text:c="4"/></text:span><text:span text:style-name="T21">"18 AST SmartSleep"</text:span><text:span text:style-name="T3">, </text:span><text:span text:style-name="T21">"19"</text:span><text:span text:style-name="T3">, </text:span><text:span text:style-name="T21">"1A"</text:span><text:span text:style-name="T3">, </text:span><text:span text:style-name="T21">"1B Hidden Win95 FAT32"</text:span><text:span text:style-name="T3">,</text:span></text:p>
        </text:list-item>
        <text:list-item>
          <text:p text:style-name="P10"><text:span text:style-name="T3"><text:s text:c="4"/></text:span><text:span text:style-name="T21">"1C Hidden Win95 FAT32"</text:span><text:span text:style-name="T3">, </text:span><text:span text:style-name="T21">"1D"</text:span><text:span text:style-name="T3">, </text:span><text:span text:style-name="T21">"1E Hidden Win95 FAT16"</text:span><text:span text:style-name="T3">, </text:span><text:span text:style-name="T21">"1F"</text:span><text:span text:style-name="T3">,</text:span></text:p>
        </text:list-item>
        <text:list-item>
          <text:p text:style-name="P10"><text:span text:style-name="T3"><text:s text:c="4"/></text:span><text:span text:style-name="T21">"20"</text:span><text:span text:style-name="T3">, </text:span><text:span text:style-name="T21">"21"</text:span><text:span text:style-name="T3">, </text:span><text:span text:style-name="T21">"22"</text:span><text:span text:style-name="T3">, </text:span><text:span text:style-name="T21">"23"</text:span><text:span text:style-name="T3">,</text:span></text:p>
        </text:list-item>
        <text:list-item>
          <text:p text:style-name="P10"><text:span text:style-name="T3"><text:s text:c="4"/></text:span><text:span text:style-name="T21">"24 NEC DOS"</text:span><text:span text:style-name="T3">, </text:span><text:span text:style-name="T21">"25"</text:span><text:span text:style-name="T3">, </text:span><text:span text:style-name="T21">"26"</text:span><text:span text:style-name="T3">, </text:span><text:span text:style-name="T21">"27"</text:span><text:span text:style-name="T3">,</text:span></text:p>
        </text:list-item>
        <text:list-item>
          <text:p text:style-name="P10"><text:span text:style-name="T3"><text:s text:c="4"/></text:span><text:span text:style-name="T21">"28"</text:span><text:span text:style-name="T3">, </text:span><text:span text:style-name="T21">"29"</text:span><text:span text:style-name="T3">, </text:span><text:span text:style-name="T21">"2A"</text:span><text:span text:style-name="T3">, </text:span><text:span text:style-name="T21">"2B"</text:span><text:span text:style-name="T3">,</text:span></text:p>
        </text:list-item>
        <text:list-item>
          <text:p text:style-name="P10"><text:span text:style-name="T3"><text:s text:c="4"/></text:span><text:span text:style-name="T21">"2C"</text:span><text:span text:style-name="T3">, </text:span><text:span text:style-name="T21">"2D"</text:span><text:span text:style-name="T3">, </text:span><text:span text:style-name="T21">"2E"</text:span><text:span text:style-name="T3">, </text:span><text:span text:style-name="T21">"2F"</text:span><text:span text:style-name="T3">,</text:span></text:p>
        </text:list-item>
        <text:list-item>
          <text:p text:style-name="P10"><text:span text:style-name="T3"><text:s text:c="4"/></text:span><text:span text:style-name="T21">"30"</text:span><text:span text:style-name="T3">, </text:span><text:span text:style-name="T21">"31"</text:span><text:span text:style-name="T3">, </text:span><text:span text:style-name="T21">"32"</text:span><text:span text:style-name="T3">, </text:span><text:span text:style-name="T21">"33"</text:span><text:span text:style-name="T3">,</text:span></text:p>
        </text:list-item>
        <text:list-item>
          <text:p text:style-name="P10"><text:span text:style-name="T3"><text:s text:c="4"/></text:span><text:span text:style-name="T21">"34"</text:span><text:span text:style-name="T3">, </text:span><text:span text:style-name="T21">"35"</text:span><text:span text:style-name="T3">, </text:span><text:span text:style-name="T21">"36"</text:span><text:span text:style-name="T3">, </text:span><text:span text:style-name="T21">"37"</text:span><text:span text:style-name="T3">,</text:span></text:p>
        </text:list-item>
        <text:list-item>
          <text:p text:style-name="P10"><text:span text:style-name="T3"><text:s text:c="4"/></text:span><text:span text:style-name="T21">"38"</text:span><text:span text:style-name="T3">, </text:span><text:span text:style-name="T21">"39 Plan 9"</text:span><text:span text:style-name="T3">, </text:span><text:span text:style-name="T21">"3A"</text:span><text:span text:style-name="T3">, </text:span><text:span text:style-name="T21">"3B"</text:span><text:span text:style-name="T3">, </text:span></text:p>
        </text:list-item>
        <text:list-item>
          <text:p text:style-name="P10"><text:span text:style-name="T3"><text:s text:c="4"/></text:span><text:span text:style-name="T21">"3C PartitionMagic recov <text:s text:c="2"/>(FAT-12/16/32)"</text:span><text:span text:style-name="T3">, </text:span><text:span text:style-name="T21">"3D"</text:span><text:span text:style-name="T3">, </text:span><text:span text:style-name="T21">"3E"</text:span><text:span text:style-name="T3">, </text:span><text:span text:style-name="T21">"3F"</text:span><text:span text:style-name="T3">,</text:span></text:p>
        </text:list-item>
        <text:list-item>
          <text:p text:style-name="P10"><text:span text:style-name="T3"><text:s text:c="4"/></text:span><text:span text:style-name="T21">"40 Venix 80286"</text:span><text:span text:style-name="T3">, </text:span><text:span text:style-name="T21">"41 PPC PReP Boot"</text:span><text:span text:style-name="T3">, </text:span><text:span text:style-name="T21">"42 SFS"</text:span><text:span text:style-name="T3">, </text:span><text:span text:style-name="T21">"43"</text:span><text:span text:style-name="T3">, </text:span></text:p>
        </text:list-item>
        <text:list-item>
          <text:p text:style-name="P10"><text:span text:style-name="T3"><text:s text:c="4"/></text:span><text:span text:style-name="T21">"4C"</text:span><text:span text:style-name="T3">, </text:span><text:span text:style-name="T21">"4D QNX4.x"</text:span><text:span text:style-name="T3">, </text:span><text:span text:style-name="T21">"4E QNX4.x 2nd part"</text:span><text:span text:style-name="T3">, </text:span><text:span text:style-name="T21">"4F QNX4.x 3rd part"</text:span></text:p>
        </text:list-item>
        <text:list-item>
          <text:p text:style-name="P10"><text:span text:style-name="T3"><text:s text:c="4"/></text:span><text:span text:style-name="T21">"50 OnTrack DM"</text:span><text:span text:style-name="T3">, </text:span><text:span text:style-name="T21">"51 OnTrack DM6 Aux1"</text:span><text:span text:style-name="T3">, </text:span><text:span text:style-name="T21">"52 CP/M"</text:span><text:span text:style-name="T3">, </text:span><text:span text:style-name="T21">"53 OnTrack DM6 Aux3"</text:span><text:span text:style-name="T3">,</text:span></text:p>
        </text:list-item>
        <text:list-item>
          <text:p text:style-name="P10"><text:span text:style-name="T3"><text:s text:c="4"/></text:span><text:span text:style-name="T21">"54 OnTrackDM6"</text:span><text:span text:style-name="T3">, </text:span><text:span text:style-name="T21">"55 EZ-Drive"</text:span><text:span text:style-name="T3">, </text:span><text:span text:style-name="T21">"56 Golden Bow"</text:span><text:span text:style-name="T3">, </text:span><text:span text:style-name="T21">"57"</text:span><text:span text:style-name="T3">,</text:span></text:p>
        </text:list-item>
        <text:list-item>
          <text:p text:style-name="P10"><text:span text:style-name="T3"><text:s text:c="4"/></text:span><text:span text:style-name="T21">"58"</text:span><text:span text:style-name="T3">, </text:span><text:span text:style-name="T21">"59"</text:span><text:span text:style-name="T3">, </text:span><text:span text:style-name="T21">"5A"</text:span><text:span text:style-name="T3">, </text:span><text:span text:style-name="T21">"5B"</text:span><text:span text:style-name="T3">,</text:span></text:p>
        </text:list-item>
        <text:list-item>
          <text:p text:style-name="P10"><text:span text:style-name="T3"><text:s text:c="4"/></text:span><text:span text:style-name="T21">"5C Priam Edisk"</text:span><text:span text:style-name="T3">, </text:span><text:span text:style-name="T21">"5D"</text:span><text:span text:style-name="T3">, </text:span><text:span text:style-name="T21">"5E"</text:span><text:span text:style-name="T3">, </text:span><text:span text:style-name="T21">"5F"</text:span><text:span text:style-name="T3">,</text:span></text:p>
        </text:list-item>
        <text:list-item>
          <text:p text:style-name="P10"><text:span text:style-name="T3"><text:s text:c="4"/></text:span><text:span text:style-name="T21">"60"</text:span><text:span text:style-name="T3">, </text:span><text:span text:style-name="T21">"61 SpeedStor"</text:span><text:span text:style-name="T3">, </text:span><text:span text:style-name="T21">"62"</text:span><text:span text:style-name="T3">, </text:span><text:span text:style-name="T21">"63 GNU HURD or SysV"</text:span><text:span text:style-name="T3">,</text:span></text:p>
        </text:list-item>
        <text:list-item>
          <text:p text:style-name="P10"><text:span text:style-name="T3"><text:s text:c="4"/></text:span><text:span text:style-name="T21">"64 Novell Netware 286"</text:span><text:span text:style-name="T3">, </text:span><text:span text:style-name="T21">"65 Novell Netware 386"</text:span><text:span text:style-name="T3">, </text:span><text:span text:style-name="T21">"66"</text:span><text:span text:style-name="T3">, </text:span><text:span text:style-name="T21">"67"</text:span><text:span text:style-name="T3">,</text:span></text:p>
        </text:list-item>
        <text:list-item>
          <text:p text:style-name="P10"><text:span text:style-name="T3"><text:s text:c="4"/></text:span><text:span text:style-name="T21">"68"</text:span><text:span text:style-name="T3">, </text:span><text:span text:style-name="T21">"69"</text:span><text:span text:style-name="T3">, </text:span><text:span text:style-name="T21">"6A"</text:span><text:span text:style-name="T3">, </text:span><text:span text:style-name="T21">"6B"</text:span><text:span text:style-name="T3">,</text:span></text:p>
        </text:list-item>
        <text:list-item>
          <text:p text:style-name="P10"><text:span text:style-name="T3"><text:s text:c="4"/></text:span><text:span text:style-name="T21">"6C"</text:span><text:span text:style-name="T3">, </text:span><text:span text:style-name="T21">"6D"</text:span><text:span text:style-name="T3">, </text:span><text:span text:style-name="T21">"6E"</text:span><text:span text:style-name="T3">, </text:span><text:span text:style-name="T21">"6F"</text:span><text:span text:style-name="T3">,</text:span></text:p>
        </text:list-item>
        <text:list-item>
          <text:p text:style-name="P10"><text:span text:style-name="T3"><text:s text:c="4"/></text:span><text:span text:style-name="T21">"70 DiskSecure Multi-Boot"</text:span><text:span text:style-name="T3">, </text:span><text:span text:style-name="T21">"71"</text:span><text:span text:style-name="T3">, </text:span><text:span text:style-name="T21">"72"</text:span><text:span text:style-name="T3">, </text:span><text:span text:style-name="T21">"73"</text:span><text:span text:style-name="T3">,</text:span></text:p>
        </text:list-item>
        <text:list-item>
          <text:p text:style-name="P10"><text:span text:style-name="T3"><text:s text:c="4"/></text:span><text:span text:style-name="T21">"74"</text:span><text:span text:style-name="T3">, </text:span><text:span text:style-name="T21">"75 PC/IX"</text:span><text:span text:style-name="T3">, </text:span><text:span text:style-name="T21">"76"</text:span><text:span text:style-name="T3">, </text:span><text:span text:style-name="T21">"77"</text:span><text:span text:style-name="T3">,</text:span></text:p>
        </text:list-item>
        <text:list-item>
          <text:p text:style-name="P10"><text:span text:style-name="T3"><text:s text:c="4"/></text:span><text:span text:style-name="T21">"78"</text:span><text:span text:style-name="T3">, </text:span><text:span text:style-name="T21">"79"</text:span><text:span text:style-name="T3">, </text:span><text:span text:style-name="T21">"7A"</text:span><text:span text:style-name="T3">, </text:span><text:span text:style-name="T21">"7B"</text:span><text:span text:style-name="T3">,</text:span></text:p>
        </text:list-item>
        <text:list-item>
          <text:p text:style-name="P10"><text:span text:style-name="T3"><text:s text:c="4"/></text:span><text:span text:style-name="T21">"7C"</text:span><text:span text:style-name="T3">, </text:span><text:span text:style-name="T21">"7D"</text:span><text:span text:style-name="T3">, </text:span><text:span text:style-name="T21">"7E"</text:span><text:span text:style-name="T3">, </text:span><text:span text:style-name="T21">"7F"</text:span><text:span text:style-name="T3">, <text:s text:c="15"/></text:span></text:p>
        </text:list-item>
        <text:list-item>
          <text:p text:style-name="P10"><text:span text:style-name="T3"><text:s text:c="4"/></text:span><text:span text:style-name="T21">"80 Old Minix"</text:span><text:span text:style-name="T3">, </text:span><text:span text:style-name="T21">"81 Minix / old Linux"</text:span><text:span text:style-name="T3">, </text:span><text:span text:style-name="T21">"82 Linux swap"</text:span><text:span text:style-name="T3">, </text:span><text:span text:style-name="T21">"83 Linux"</text:span><text:span text:style-name="T3">,</text:span></text:p>
        </text:list-item>
        <text:list-item>
          <text:p text:style-name="P14"><text:span text:style-name="T3"><text:s text:c="4"/></text:span><text:span text:style-name="T21">"84 OS/2 hidden C: drive"</text:span><text:span text:style-name="T3">, </text:span><text:span text:style-name="T21">"85 Linux extended"</text:span><text:span text:style-name="T3">, </text:span></text:p>
        </text:list-item>
        <text:list-item>
          <text:p text:style-name="P14"><text:span text:style-name="T3"><text:s text:c="4"/></text:span><text:span text:style-name="T21">"86 NTFS volume set"</text:span><text:span text:style-name="T3">, </text:span><text:span text:style-name="T21">"87 NTFS volume set"</text:span><text:span text:style-name="T3">,</text:span></text:p>
        </text:list-item>
        <text:list-item>
          <text:p text:style-name="P10"><text:span text:style-name="T3"><text:s text:c="4"/></text:span><text:span text:style-name="T21">"88"</text:span><text:span text:style-name="T3">, </text:span><text:span text:style-name="T21">"89"</text:span><text:span text:style-name="T3">, </text:span><text:span text:style-name="T21">"8A"</text:span><text:span text:style-name="T3">, </text:span><text:span text:style-name="T21">"8B"</text:span><text:span text:style-name="T3">,</text:span></text:p>
        </text:list-item>
        <text:list-item>
          <text:p text:style-name="P10"><text:span text:style-name="T3"><text:s text:c="4"/></text:span><text:span text:style-name="T21">"8C"</text:span><text:span text:style-name="T3">, </text:span><text:span text:style-name="T21">"8D"</text:span><text:span text:style-name="T3">, </text:span><text:span text:style-name="T21">"8E Linux LVM"</text:span><text:span text:style-name="T3">, </text:span><text:span text:style-name="T21">"8F"</text:span><text:span text:style-name="T3">,</text:span></text:p>
        </text:list-item>
        <text:list-item>
          <text:p text:style-name="P10"><text:span text:style-name="T3"><text:s text:c="4"/></text:span><text:span text:style-name="T21">"90"</text:span><text:span text:style-name="T3">, </text:span><text:span text:style-name="T21">"91"</text:span><text:span text:style-name="T3">, </text:span><text:span text:style-name="T21">"92"</text:span><text:span text:style-name="T3">, </text:span><text:span text:style-name="T21">"93 Amoeba"</text:span><text:span text:style-name="T3">,</text:span></text:p>
        </text:list-item>
        <text:list-item>
          <text:p text:style-name="P10"><text:span text:style-name="T3"><text:s text:c="4"/></text:span><text:span text:style-name="T21">"94 Amoeba BBT"</text:span><text:span text:style-name="T3">, </text:span><text:span text:style-name="T21">"95"</text:span><text:span text:style-name="T3">, </text:span><text:span text:style-name="T21">"96"</text:span><text:span text:style-name="T3">, </text:span><text:span text:style-name="T21">"97"</text:span><text:span text:style-name="T3">,</text:span></text:p>
        </text:list-item>
        <text:list-item>
          <text:p text:style-name="P10"><text:span text:style-name="T3"><text:s text:c="4"/></text:span><text:span text:style-name="T21">"98"</text:span><text:span text:style-name="T3">, </text:span><text:span text:style-name="T21">"99"</text:span><text:span text:style-name="T3">, </text:span><text:span text:style-name="T21">"9A"</text:span><text:span text:style-name="T3">, </text:span><text:span text:style-name="T21">"9B"</text:span><text:span text:style-name="T3">,</text:span></text:p>
        </text:list-item>
        <text:list-item>
          <text:p text:style-name="P10"><text:span text:style-name="T3"><text:s text:c="4"/></text:span><text:span text:style-name="T21">"9C"</text:span><text:span text:style-name="T3">, </text:span><text:span text:style-name="T21">"9D"</text:span><text:span text:style-name="T3">, </text:span><text:span text:style-name="T21">"9E"</text:span><text:span text:style-name="T3">, </text:span><text:span text:style-name="T21">"9F BSD/OS"</text:span><text:span text:style-name="T3">,</text:span></text:p>
        </text:list-item>
        <text:list-item>
          <text:p text:style-name="P10"><text:span text:style-name="T3"><text:s text:c="4"/></text:span><text:span text:style-name="T21">"A0 IBM Thinkpad hiberna"</text:span><text:span text:style-name="T3">, </text:span><text:span text:style-name="T21">"A1"</text:span><text:span text:style-name="T3">, </text:span><text:span text:style-name="T21">"A2"</text:span><text:span text:style-name="T3">, </text:span><text:span text:style-name="T21">"A3"</text:span><text:span text:style-name="T3">,</text:span></text:p>
        </text:list-item>
        <text:list-item>
          <text:p text:style-name="P10"><text:span text:style-name="T3"><text:s text:c="4"/></text:span><text:span text:style-name="T21">"A4"</text:span><text:span text:style-name="T3">, </text:span><text:span text:style-name="T21">"A5 FreeBSD"</text:span><text:span text:style-name="T3">, </text:span><text:span text:style-name="T21">"A6 OpenBSD"</text:span><text:span text:style-name="T3">, </text:span><text:span text:style-name="T21">"A7 NeXTSTEP"</text:span><text:span text:style-name="T3">,</text:span></text:p>
        </text:list-item>
        <text:list-item>
          <text:p text:style-name="P10"><text:span text:style-name="T3"><text:s text:c="4"/></text:span><text:span text:style-name="T21">"A8 Darwin UFS"</text:span><text:span text:style-name="T3">, </text:span><text:span text:style-name="T21">"A9 NetBSD"</text:span><text:span text:style-name="T3">, </text:span><text:span text:style-name="T21">"AA"</text:span><text:span text:style-name="T3">, </text:span><text:span text:style-name="T21">"AB Darwin boot"</text:span><text:span text:style-name="T3">,</text:span></text:p>
        </text:list-item>
        <text:list-item>
          <text:p text:style-name="P10"><text:span text:style-name="T3"><text:s text:c="4"/></text:span><text:span text:style-name="T21">"AC"</text:span><text:span text:style-name="T3">, </text:span><text:span text:style-name="T21">"AD"</text:span><text:span text:style-name="T3">, </text:span><text:span text:style-name="T21">"AE"</text:span><text:span text:style-name="T3">, </text:span><text:span text:style-name="T21">"AF"</text:span><text:span text:style-name="T3">, <text:s text:c="7"/></text:span></text:p>
        </text:list-item>
        <text:list-item>
          <text:p text:style-name="P10"><text:span text:style-name="T3"><text:s text:c="4"/></text:span><text:span text:style-name="T21">"B0"</text:span><text:span text:style-name="T3">, </text:span><text:span text:style-name="T21">"B1"</text:span><text:span text:style-name="T3">, </text:span><text:span text:style-name="T21">"B2"</text:span><text:span text:style-name="T3">, </text:span><text:span text:style-name="T21">"B3"</text:span><text:span text:style-name="T3">,</text:span></text:p>
        </text:list-item>
        <text:list-item>
          <text:p text:style-name="P10"><text:span text:style-name="T3"><text:s text:c="4"/></text:span><text:span text:style-name="T21">"B4"</text:span><text:span text:style-name="T3">, </text:span><text:span text:style-name="T21">"B5"</text:span><text:span text:style-name="T3">, </text:span><text:span text:style-name="T21">"B6"</text:span><text:span text:style-name="T3">, </text:span><text:span text:style-name="T21">"B7 BSDI fs"</text:span><text:span text:style-name="T3">,</text:span></text:p>
        </text:list-item>
        <text:list-item>
          <text:p text:style-name="P10"><text:span text:style-name="T3"><text:s text:c="4"/></text:span><text:span text:style-name="T21">"B8 BSDI swap"</text:span><text:span text:style-name="T3">, </text:span><text:span text:style-name="T21">"B9"</text:span><text:span text:style-name="T3">, </text:span><text:span text:style-name="T21">"BA"</text:span><text:span text:style-name="T3">, </text:span><text:span text:style-name="T21">"BB Boot Wizard hidden"</text:span><text:span text:style-name="T3">,</text:span></text:p>
        </text:list-item>
        <text:list-item>
          <text:p text:style-name="P10"><text:span text:style-name="T3"><text:s text:c="4"/></text:span><text:span text:style-name="T21">"BC"</text:span><text:span text:style-name="T3">, </text:span><text:span text:style-name="T21">"BD"</text:span><text:span text:style-name="T3">, </text:span><text:span text:style-name="T21">"BE Solaris boot"</text:span><text:span text:style-name="T3">, </text:span><text:span text:style-name="T21">"BF"</text:span><text:span text:style-name="T3">,</text:span></text:p>
        </text:list-item>
        <text:list-item>
          <text:p text:style-name="P10"><text:span text:style-name="T3"><text:s text:c="4"/></text:span><text:span text:style-name="T21">"C0"</text:span><text:span text:style-name="T3">, </text:span><text:span text:style-name="T21">"C1 DRDOS/sec (FAT-12)"</text:span><text:span text:style-name="T3">, </text:span><text:span text:style-name="T21">"C2"</text:span><text:span text:style-name="T3">, </text:span><text:span text:style-name="T21">"C3"</text:span><text:span text:style-name="T3">,</text:span></text:p>
        </text:list-item>
        <text:list-item>
          <text:p text:style-name="P10"><text:soft-page-break/><text:span text:style-name="T3"><text:s text:c="4"/></text:span><text:span text:style-name="T21">"C4 DRDOS/sec (FAT-16 &lt; 32Mb)"</text:span><text:span text:style-name="T3">, </text:span><text:span text:style-name="T21">"C5"</text:span><text:span text:style-name="T3">, </text:span><text:span text:style-name="T21">"C6 DRDOS/sec (FAT-16)"</text:span><text:span text:style-name="T3">, </text:span><text:span text:style-name="T21">"C7 Syrinx"</text:span><text:span text:style-name="T3">,</text:span></text:p>
        </text:list-item>
        <text:list-item>
          <text:p text:style-name="P10"><text:span text:style-name="T3"><text:s text:c="4"/></text:span><text:span text:style-name="T21">"C8"</text:span><text:span text:style-name="T3">, </text:span><text:span text:style-name="T21">"C9"</text:span><text:span text:style-name="T3">, </text:span><text:span text:style-name="T21">"CA"</text:span><text:span text:style-name="T3">, </text:span><text:span text:style-name="T21">"CB"</text:span><text:span text:style-name="T3">,</text:span></text:p>
        </text:list-item>
        <text:list-item>
          <text:p text:style-name="P10"><text:span text:style-name="T3"><text:s text:c="4"/></text:span><text:span text:style-name="T21">"CC"</text:span><text:span text:style-name="T3">, </text:span><text:span text:style-name="T21">"CD"</text:span><text:span text:style-name="T3">, </text:span><text:span text:style-name="T21">"CE"</text:span><text:span text:style-name="T3">, </text:span><text:span text:style-name="T21">"CF"</text:span><text:span text:style-name="T3">,</text:span></text:p>
        </text:list-item>
        <text:list-item>
          <text:p text:style-name="P10"><text:span text:style-name="T3"><text:s text:c="4"/></text:span><text:span text:style-name="T21">"D0"</text:span><text:span text:style-name="T3">, </text:span><text:span text:style-name="T21">"D1"</text:span><text:span text:style-name="T3">, </text:span><text:span text:style-name="T21">"D2"</text:span><text:span text:style-name="T3">, </text:span><text:span text:style-name="T21">"D3"</text:span><text:span text:style-name="T3">,</text:span></text:p>
        </text:list-item>
        <text:list-item>
          <text:p text:style-name="P10"><text:span text:style-name="T3"><text:s text:c="4"/></text:span><text:span text:style-name="T21">"D4"</text:span><text:span text:style-name="T3">, </text:span><text:span text:style-name="T21">"D5"</text:span><text:span text:style-name="T3">, </text:span><text:span text:style-name="T21">"D6"</text:span><text:span text:style-name="T3">, </text:span><text:span text:style-name="T21">"D7"</text:span><text:span text:style-name="T3">,</text:span></text:p>
        </text:list-item>
        <text:list-item>
          <text:p text:style-name="P10"><text:span text:style-name="T3"><text:s text:c="4"/></text:span><text:span text:style-name="T21">"D8"</text:span><text:span text:style-name="T3">, </text:span><text:span text:style-name="T21">"D9"</text:span><text:span text:style-name="T3">, </text:span><text:span text:style-name="T21">"DA Non-FS data"</text:span><text:span text:style-name="T3">, </text:span><text:span text:style-name="T21">"DB CP/M / CTOS / ..."</text:span><text:span text:style-name="T3">,</text:span></text:p>
        </text:list-item>
        <text:list-item>
          <text:p text:style-name="P10"><text:span text:style-name="T3"><text:s text:c="4"/></text:span><text:span text:style-name="T21">"DC"</text:span><text:span text:style-name="T3">, </text:span><text:span text:style-name="T21">"DD"</text:span><text:span text:style-name="T3">, </text:span><text:span text:style-name="T21">"DE Dell Utility"</text:span><text:span text:style-name="T3">, </text:span><text:span text:style-name="T21">"DF BootIt"</text:span><text:span text:style-name="T3">,</text:span></text:p>
        </text:list-item>
        <text:list-item>
          <text:p text:style-name="P10"><text:span text:style-name="T3"><text:s text:c="4"/></text:span><text:span text:style-name="T21">"E0"</text:span><text:span text:style-name="T3">, </text:span><text:span text:style-name="T21">"E1 DOS access"</text:span><text:span text:style-name="T3">, </text:span><text:span text:style-name="T21">"E2"</text:span><text:span text:style-name="T3">, </text:span><text:span text:style-name="T21">"E3 DOS R/O"</text:span><text:span text:style-name="T3">,</text:span></text:p>
        </text:list-item>
        <text:list-item>
          <text:p text:style-name="P10"><text:span text:style-name="T3"><text:s text:c="4"/></text:span><text:span text:style-name="T21">"E4 SpeedStor"</text:span><text:span text:style-name="T3">, </text:span><text:span text:style-name="T21">"E5"</text:span><text:span text:style-name="T3">, </text:span><text:span text:style-name="T21">"E6"</text:span><text:span text:style-name="T3">, </text:span><text:span text:style-name="T21">"E7"</text:span><text:span text:style-name="T3">,</text:span></text:p>
        </text:list-item>
        <text:list-item>
          <text:p text:style-name="P10"><text:span text:style-name="T3"><text:s text:c="4"/></text:span><text:span text:style-name="T21">"E8"</text:span><text:span text:style-name="T3">, </text:span><text:span text:style-name="T21">"E9"</text:span><text:span text:style-name="T3">, </text:span><text:span text:style-name="T21">"EA"</text:span><text:span text:style-name="T3">, </text:span><text:span text:style-name="T21">"EB BeOS fs"</text:span><text:span text:style-name="T3">,</text:span></text:p>
        </text:list-item>
        <text:list-item>
          <text:p text:style-name="P10"><text:span text:style-name="T3"><text:s text:c="4"/></text:span><text:span text:style-name="T21">"EC"</text:span><text:span text:style-name="T3">, </text:span><text:span text:style-name="T21">"ED"</text:span><text:span text:style-name="T3">, </text:span><text:span text:style-name="T21">"EE EFI GPT"</text:span><text:span text:style-name="T3">, </text:span><text:span text:style-name="T21">"EF EFI"</text:span><text:span text:style-name="T3">,</text:span></text:p>
        </text:list-item>
        <text:list-item>
          <text:p text:style-name="P10"><text:span text:style-name="T3"><text:s text:c="4"/></text:span><text:span text:style-name="T21">"F0 Linux/PA-RISC boot"</text:span><text:span text:style-name="T3">, </text:span><text:span text:style-name="T21">"F1 SpeedStor"</text:span><text:span text:style-name="T3">, </text:span><text:span text:style-name="T21">"F2 DOS secondary"</text:span><text:span text:style-name="T3">, </text:span><text:span text:style-name="T21">"F3"</text:span><text:span text:style-name="T3">,</text:span></text:p>
        </text:list-item>
        <text:list-item>
          <text:p text:style-name="P10"><text:span text:style-name="T3"><text:s text:c="4"/></text:span><text:span text:style-name="T21">"F4 SpeedStor"</text:span><text:span text:style-name="T3">, </text:span><text:span text:style-name="T21">"F5"</text:span><text:span text:style-name="T3">, </text:span><text:span text:style-name="T21">"F6"</text:span><text:span text:style-name="T3">, </text:span><text:span text:style-name="T21">"F7"</text:span><text:span text:style-name="T3">, </text:span></text:p>
        </text:list-item>
        <text:list-item>
          <text:p text:style-name="P10"><text:span text:style-name="T3"><text:s text:c="4"/></text:span><text:span text:style-name="T21">"F8"</text:span><text:span text:style-name="T3">, </text:span><text:span text:style-name="T21">"F9"</text:span><text:span text:style-name="T3">, </text:span><text:span text:style-name="T21">"FA"</text:span><text:span text:style-name="T3">, </text:span><text:span text:style-name="T21">"FB"</text:span><text:span text:style-name="T3">,</text:span></text:p>
        </text:list-item>
        <text:list-item>
          <text:p text:style-name="P10"><text:span text:style-name="T3"><text:s text:c="4"/></text:span><text:span text:style-name="T21">"FC"</text:span><text:span text:style-name="T3">, </text:span><text:span text:style-name="T21">"FD Linux raid autodetec"</text:span><text:span text:style-name="T3">, </text:span><text:span text:style-name="T21">"FE LANstep"</text:span><text:span text:style-name="T3">, </text:span><text:span text:style-name="T21">"FF BBT"</text:span></text:p>
        </text:list-item>
        <text:list-item>
          <text:p text:style-name="P10"><text:span text:style-name="T3">};</text:span></text:p>
        </text:list-item>
        <text:list-item>
          <text:p text:style-name="P11"/>
        </text:list-item>
        <text:list-item>
          <text:p text:style-name="P10"><text:span text:style-name="T11">int</text:span><text:span text:style-name="T3"> </text:span><text:span text:style-name="T12">main</text:span><text:span text:style-name="T3">(</text:span><text:span text:style-name="T11">int</text:span><text:span text:style-name="T3"> argc, </text:span><text:span text:style-name="T11">char</text:span><text:span text:style-name="T9">*</text:span><text:span text:style-name="T3"> argv[])</text:span></text:p>
        </text:list-item>
        <text:list-item>
          <text:p text:style-name="P11">{</text:p>
        </text:list-item>
        <text:list-item>
          <text:p text:style-name="P10"><text:span text:style-name="T3"><text:s text:c="4"/></text:span><text:span text:style-name="T11">int</text:span><text:span text:style-name="T3"> f; </text:span><text:span text:style-name="T7">// descripteur</text:span></text:p>
        </text:list-item>
        <text:list-item>
          <text:p text:style-name="P10"><text:span text:style-name="T3"><text:s text:c="4"/></text:span><text:span text:style-name="T11">unsigned</text:span><text:span text:style-name="T3"> </text:span><text:span text:style-name="T11">int</text:span><text:span text:style-name="T3"> i; </text:span><text:span text:style-name="T7">// compteur</text:span></text:p>
        </text:list-item>
        <text:list-item>
          <text:p text:style-name="P10"><text:span text:style-name="T3"><text:s text:c="4"/>MBR mbr; </text:span><text:span text:style-name="T7">// structure MBR</text:span></text:p>
        </text:list-item>
        <text:list-item>
          <text:p text:style-name="P11"><text:s text:c="8"/></text:p>
        </text:list-item>
        <text:list-item>
          <text:p text:style-name="P10"><text:span text:style-name="T3"><text:s text:c="4"/></text:span><text:span text:style-name="T7">// variable pour tester l'architecture</text:span></text:p>
        </text:list-item>
        <text:list-item>
          <text:p text:style-name="P10"><text:span text:style-name="T3"><text:s text:c="4"/></text:span><text:span text:style-name="T11">int</text:span><text:span text:style-name="T3"> j </text:span><text:span text:style-name="T9">=</text:span><text:span text:style-name="T3"> </text:span><text:span text:style-name="T9">0x01020304</text:span><text:span text:style-name="T3">;</text:span></text:p>
        </text:list-item>
        <text:list-item>
          <text:p text:style-name="P10"><text:span text:style-name="T3"><text:s text:c="4"/></text:span><text:span text:style-name="T11">char</text:span><text:span text:style-name="T3"> </text:span><text:span text:style-name="T9">*</text:span><text:span text:style-name="T3">p;</text:span></text:p>
        </text:list-item>
        <text:list-item>
          <text:p text:style-name="P11"/>
        </text:list-item>
        <text:list-item>
          <text:p text:style-name="P10"><text:span text:style-name="T3"><text:s text:c="4"/></text:span><text:span text:style-name="T7">// ouverture du fichier associé au 1er disque dur</text:span></text:p>
        </text:list-item>
        <text:list-item>
          <text:p text:style-name="P10"><text:span text:style-name="T3"><text:s text:c="4"/></text:span><text:span text:style-name="T7">// nécessite le droit de lecture</text:span></text:p>
        </text:list-item>
        <text:list-item>
          <text:p text:style-name="P10"><text:span text:style-name="T3"><text:s text:c="4"/></text:span><text:span text:style-name="T8">if </text:span><text:span text:style-name="T3">((f </text:span><text:span text:style-name="T9">=</text:span><text:span text:style-name="T3"> open(</text:span><text:span text:style-name="T21">"/dev/hda"</text:span><text:span text:style-name="T3">, O_RDONLY)) </text:span><text:span text:style-name="T9">==</text:span><text:span text:style-name="T3"> </text:span><text:span text:style-name="T9">-1</text:span><text:span text:style-name="T3">) {</text:span></text:p>
        </text:list-item>
        <text:list-item>
          <text:p text:style-name="P14"><text:span text:style-name="T3"><text:s text:c="8"/>printf(</text:span><text:span text:style-name="T21">"Erreur d'ouverture du fichier /dev/hda: %s.</text:span><text:span text:style-name="T22">\n</text:span><text:span text:style-name="T21">"</text:span><text:span text:style-name="T3">,</text:span></text:p>
        </text:list-item>
        <text:list-item>
          <text:p text:style-name="P14"><text:span text:style-name="T3"><text:s text:c="8"/>strerror(errno));</text:span></text:p>
        </text:list-item>
        <text:list-item>
          <text:p text:style-name="P10"><text:span text:style-name="T3"><text:s text:c="8"/></text:span><text:span text:style-name="T8">return</text:span><text:span text:style-name="T3"> </text:span><text:span text:style-name="T9">-1</text:span><text:span text:style-name="T3">;</text:span></text:p>
        </text:list-item>
        <text:list-item>
          <text:p text:style-name="P10"><text:span text:style-name="T3"><text:s text:c="4"/>}</text:span></text:p>
        </text:list-item>
        <text:list-item>
          <text:p text:style-name="P11"/>
        </text:list-item>
        <text:list-item>
          <text:p text:style-name="P10"><text:span text:style-name="T2">#ifdef DEBUG</text:span></text:p>
        </text:list-item>
        <text:list-item>
          <text:p text:style-name="P10"><text:span text:style-name="T3"><text:s text:c="4"/></text:span><text:span text:style-name="T7">// vérification de la taille des variables</text:span></text:p>
        </text:list-item>
        <text:list-item>
          <text:p text:style-name="P10"><text:span text:style-name="T3"><text:s text:c="4"/>printf(</text:span><text:span text:style-name="T21">"Taille d'un secteur: %d</text:span><text:span text:style-name="T22">\n</text:span><text:span text:style-name="T21">"</text:span><text:span text:style-name="T3">, </text:span><text:span text:style-name="T8">sizeof</text:span><text:span text:style-name="T3">(mbr));</text:span></text:p>
        </text:list-item>
        <text:list-item>
          <text:p text:style-name="P10"><text:span text:style-name="T3"><text:s text:c="4"/>printf(</text:span><text:span text:style-name="T21">"Taille d'une entrée: %d</text:span><text:span text:style-name="T22">\n</text:span><text:span text:style-name="T21">"</text:span><text:span text:style-name="T3">, </text:span><text:span text:style-name="T8">sizeof</text:span><text:span text:style-name="T3">(TablePartition));</text:span></text:p>
        </text:list-item>
        <text:list-item>
          <text:p text:style-name="P10"><text:span text:style-name="T3"><text:s text:c="4"/>printf(</text:span><text:span text:style-name="T21">"Taille du code: %d</text:span><text:span text:style-name="T22">\n</text:span><text:span text:style-name="T21">"</text:span><text:span text:style-name="T3">, </text:span><text:span text:style-name="T8">sizeof</text:span><text:span text:style-name="T3">(mbr.code));</text:span></text:p>
        </text:list-item>
        <text:list-item>
          <text:p text:style-name="P10"><text:span text:style-name="T3"><text:s text:c="4"/>printf(</text:span><text:span text:style-name="T21">"Taille des entrée: %d</text:span><text:span text:style-name="T22">\n</text:span><text:span text:style-name="T21">"</text:span><text:span text:style-name="T3">, </text:span><text:span text:style-name="T8">sizeof</text:span><text:span text:style-name="T3">(mbr.entreeTablePartition));</text:span></text:p>
        </text:list-item>
        <text:list-item>
          <text:p text:style-name="P14"><text:span text:style-name="T3"><text:s text:c="4"/>printf(</text:span><text:span text:style-name="T21">"Taille du code de partition: %d</text:span><text:span text:style-name="T22">\n\n</text:span><text:span text:style-name="T21">"</text:span><text:span text:style-name="T3">, <text:s text:c="2"/></text:span></text:p>
        </text:list-item>
        <text:list-item>
          <text:p text:style-name="P14"><text:span text:style-name="T4"><text:s text:c="8"/></text:span><text:span text:style-name="T8">sizeof</text:span><text:span text:style-name="T3">(mbr.codeSecteurPartition));</text:span></text:p>
        </text:list-item>
        <text:list-item>
          <text:p text:style-name="P14"><text:span text:style-name="T3"><text:s text:c="4"/></text:span><text:span text:style-name="T7">//printf("Taille du cylindre de début: %d\n\n", </text:span></text:p>
        </text:list-item>
        <text:list-item>
          <text:p text:style-name="P14"><text:span text:style-name="T7"><text:s text:c="8"/>sizeof(mbr.entreeTablePartition[0].cylindreDebut));</text:span></text:p>
        </text:list-item>
        <text:list-item>
          <text:p text:style-name="P10"><text:span text:style-name="T2">#endif</text:span></text:p>
        </text:list-item>
        <text:list-item>
          <text:p text:style-name="P11"/>
        </text:list-item>
        <text:list-item>
          <text:p text:style-name="P10"><text:span text:style-name="T3"><text:s text:c="4"/></text:span><text:span text:style-name="T7">// remplir la structure mbr</text:span></text:p>
        </text:list-item>
        <text:list-item>
          <text:p text:style-name="P10"><text:span text:style-name="T3"><text:s text:c="4"/>bzero(</text:span><text:span text:style-name="T9">&amp;</text:span><text:span text:style-name="T3">mbr, </text:span><text:span text:style-name="T9">512</text:span><text:span text:style-name="T3">); </text:span><text:span text:style-name="T7">// initialisé à zéro</text:span></text:p>
        </text:list-item>
        <text:list-item>
          <text:p text:style-name="P10"><text:span text:style-name="T3"><text:s text:c="4"/>read(f, </text:span><text:span text:style-name="T9">&amp;</text:span><text:span text:style-name="T3">mbr, </text:span><text:span text:style-name="T9">512</text:span><text:span text:style-name="T3">); </text:span><text:span text:style-name="T7">// lire le fichier</text:span></text:p>
        </text:list-item>
        <text:list-item>
          <text:p text:style-name="P10"><text:span text:style-name="T3"><text:s text:c="4"/>close(f);</text:span></text:p>
        </text:list-item>
        <text:list-item>
          <text:p text:style-name="P11"/>
        </text:list-item>
        <text:list-item>
          <text:p text:style-name="P10"><text:span text:style-name="T3"><text:s text:c="4"/></text:span><text:span text:style-name="T7">// lire les 4 entrée de la table de partition</text:span></text:p>
        </text:list-item>
        <text:list-item>
          <text:p text:style-name="P10"><text:span text:style-name="T3"><text:s text:c="4"/></text:span><text:span text:style-name="T8">for</text:span><text:span text:style-name="T3"> (i </text:span><text:span text:style-name="T9">= 0</text:span><text:span text:style-name="T3">; i </text:span><text:span text:style-name="T9">&lt; 4</text:span><text:span text:style-name="T3">; i</text:span><text:span text:style-name="T9">++</text:span><text:span text:style-name="T3">) {</text:span></text:p>
        </text:list-item>
        <text:list-item>
          <text:p text:style-name="P10"><text:span text:style-name="T3"><text:s text:c="8"/>printf(</text:span><text:span text:style-name="T21">"Entrée Partition %u</text:span><text:span text:style-name="T22">\n</text:span><text:span text:style-name="T21">"</text:span><text:span text:style-name="T3">, i);</text:span></text:p>
        </text:list-item>
        <text:list-item>
          <text:p text:style-name="P10"><text:span text:style-name="T3"><text:s text:c="8"/></text:span><text:span text:style-name="T8">if</text:span><text:span text:style-name="T3"> (mbr.entreeTablePartition[i].type) {</text:span></text:p>
        </text:list-item>
        <text:list-item>
          <text:p text:style-name="P10"><text:span text:style-name="T3"><text:s text:c="12"/>printf(</text:span><text:span text:style-name="T21">"</text:span><text:span text:style-name="T22">\t</text:span><text:span text:style-name="T21">Etat: %0X</text:span><text:span text:style-name="T22">\n</text:span><text:span text:style-name="T21">"</text:span><text:span text:style-name="T3">, mbr.entreeTablePartition[i].etatPartition);</text:span></text:p>
        </text:list-item>
        <text:list-item>
          <text:p text:style-name="P14"><text:span text:style-name="T3"><text:s text:c="12"/>printf(</text:span><text:span text:style-name="T21">"</text:span><text:span text:style-name="T22">\t</text:span><text:span text:style-name="T21">Type: %s</text:span><text:span text:style-name="T22">\n</text:span><text:span text:style-name="T21">"</text:span><text:span text:style-name="T3">, </text:span></text:p>
        </text:list-item>
        <text:list-item>
          <text:p text:style-name="P14"><text:span text:style-name="T3"><text:s text:c="16"/>typePartition[mbr.entreeTablePartition[i].type]);</text:span></text:p>
        </text:list-item>
        <text:list-item>
          <text:p text:style-name="P14"><text:span text:style-name="T3"><text:s text:c="12"/>printf(</text:span><text:span text:style-name="T21">"</text:span><text:span text:style-name="T22">\t</text:span><text:span text:style-name="T21">Tête de lecture début: %u</text:span><text:span text:style-name="T22">\n</text:span><text:span text:style-name="T21">"</text:span><text:span text:style-name="T3">, </text:span></text:p>
        </text:list-item>
        <text:list-item>
          <text:p text:style-name="P14"><text:span text:style-name="T3"><text:s text:c="16"/>mbr.entreeTablePartition[i].teteLectureDebut);</text:span></text:p>
        </text:list-item>
        <text:list-item>
          <text:p text:style-name="P14"><text:span text:style-name="T3"><text:s text:c="12"/>printf(</text:span><text:span text:style-name="T21">"</text:span><text:span text:style-name="T22">\t</text:span><text:span text:style-name="T21">Cylindre de début: %u</text:span><text:span text:style-name="T22">\n</text:span><text:span text:style-name="T21">"</text:span><text:span text:style-name="T3">, </text:span></text:p>
        </text:list-item>
        <text:list-item>
          <text:p text:style-name="P14"><text:soft-page-break/><text:span text:style-name="T3"><text:s text:c="16"/>mbr.entreeTablePartition[i].cylindreDebut);</text:span></text:p>
        </text:list-item>
        <text:list-item>
          <text:p text:style-name="P14"><text:span text:style-name="T3"><text:s text:c="12"/>printf(</text:span><text:span text:style-name="T21">"</text:span><text:span text:style-name="T22">\t</text:span><text:span text:style-name="T21">Secteur de début: %u</text:span><text:span text:style-name="T22">\n</text:span><text:span text:style-name="T21">"</text:span><text:span text:style-name="T3">, </text:span></text:p>
        </text:list-item>
        <text:list-item>
          <text:p text:style-name="P14"><text:span text:style-name="T3"><text:s text:c="16"/>mbr.entreeTablePartition[i].secteurDebut);</text:span></text:p>
        </text:list-item>
        <text:list-item>
          <text:p text:style-name="P14"><text:span text:style-name="T3"><text:s text:c="12"/>printf(</text:span><text:span text:style-name="T21">"</text:span><text:span text:style-name="T22">\t</text:span><text:span text:style-name="T21">Tête de lecture fin: %u</text:span><text:span text:style-name="T22">\n</text:span><text:span text:style-name="T21">"</text:span><text:span text:style-name="T3">, </text:span></text:p>
        </text:list-item>
        <text:list-item>
          <text:p text:style-name="P14"><text:span text:style-name="T3"><text:s text:c="16"/>mbr.entreeTablePartition[i].teteLectureFin);</text:span></text:p>
        </text:list-item>
        <text:list-item>
          <text:p text:style-name="P14"><text:span text:style-name="T3"><text:s text:c="12"/>printf(</text:span><text:span text:style-name="T21">"</text:span><text:span text:style-name="T22">\t</text:span><text:span text:style-name="T21">Cylindre de fin: %u</text:span><text:span text:style-name="T22">\n</text:span><text:span text:style-name="T21">"</text:span><text:span text:style-name="T3">, </text:span></text:p>
        </text:list-item>
        <text:list-item>
          <text:p text:style-name="P14"><text:span text:style-name="T3"><text:s text:c="16"/>mbr.entreeTablePartition[i].cylindreFin);</text:span></text:p>
        </text:list-item>
        <text:list-item>
          <text:p text:style-name="P14"><text:span text:style-name="T3"><text:s text:c="12"/>printf(</text:span><text:span text:style-name="T21">"</text:span><text:span text:style-name="T22">\t</text:span><text:span text:style-name="T21">Secteur de fin: %u</text:span><text:span text:style-name="T22">\n</text:span><text:span text:style-name="T21">"</text:span><text:span text:style-name="T3">, </text:span></text:p>
        </text:list-item>
        <text:list-item>
          <text:p text:style-name="P14"><text:span text:style-name="T3"><text:s text:c="16"/>mbr.entreeTablePartition[i].secteurFin);</text:span></text:p>
        </text:list-item>
        <text:list-item>
          <text:p text:style-name="P10"><text:span text:style-name="T3"><text:s text:c="12"/>printf(</text:span><text:span text:style-name="T21">"</text:span><text:span text:style-name="T22">\t</text:span><text:span text:style-name="T21">Distance: %u</text:span><text:span text:style-name="T22">\n</text:span><text:span text:style-name="T21">"</text:span><text:span text:style-name="T3">, mbr.entreeTablePartition[i].distance);</text:span></text:p>
        </text:list-item>
        <text:list-item>
          <text:p text:style-name="P15"><text:span text:style-name="T3"><text:s text:c="12"/>printf(</text:span><text:span text:style-name="T21">"</text:span><text:span text:style-name="T22">\t</text:span><text:span text:style-name="T21">Nombre de Secteur: %u</text:span><text:span text:style-name="T22">\n</text:span><text:span text:style-name="T21">"</text:span><text:span text:style-name="T3">, </text:span></text:p>
        </text:list-item>
        <text:list-item>
          <text:p text:style-name="P15"><text:span text:style-name="T3"><text:s text:c="16"/>mbr.entreeTablePartition[i].nombreSecteur);</text:span></text:p>
        </text:list-item>
        <text:list-item>
          <text:p text:style-name="P15"><text:span text:style-name="T3"><text:s text:c="8"/>}</text:span></text:p>
        </text:list-item>
        <text:list-item>
          <text:p text:style-name="P15"><text:span text:style-name="T4"><text:s text:c="8"/></text:span><text:span text:style-name="T8">else</text:span><text:span text:style-name="T3"> {</text:span></text:p>
        </text:list-item>
        <text:list-item>
          <text:p text:style-name="P10"><text:span text:style-name="T3"><text:s text:c="12"/>printf(</text:span><text:span text:style-name="T21">"</text:span><text:span text:style-name="T22">\t</text:span><text:span text:style-name="T21">Aucune entrée.</text:span><text:span text:style-name="T22">\n</text:span><text:span text:style-name="T21">"</text:span><text:span text:style-name="T3">);</text:span></text:p>
        </text:list-item>
        <text:list-item>
          <text:p text:style-name="P10"><text:span text:style-name="T3"><text:s text:c="8"/>}</text:span></text:p>
        </text:list-item>
        <text:list-item>
          <text:p text:style-name="P10"><text:span text:style-name="T3"><text:s text:c="8"/>printf(</text:span><text:span text:style-name="T21">"</text:span><text:span text:style-name="T22">\n</text:span><text:span text:style-name="T21">"</text:span><text:span text:style-name="T3">);</text:span></text:p>
        </text:list-item>
        <text:list-item>
          <text:p text:style-name="P10"><text:span text:style-name="T3"><text:s text:c="4"/>}</text:span></text:p>
        </text:list-item>
        <text:list-item>
          <text:p text:style-name="P11"><text:s/></text:p>
        </text:list-item>
        <text:list-item>
          <text:p text:style-name="P10"><text:span text:style-name="T3"><text:s text:c="4"/>printf(</text:span><text:span text:style-name="T21">"Code d'identification: %X%X.</text:span><text:span text:style-name="T22">\n\n</text:span><text:span text:style-name="T21">"</text:span><text:span text:style-name="T3">,</text:span></text:p>
        </text:list-item>
        <text:list-item>
          <text:p text:style-name="P10"><text:span text:style-name="T3"><text:s text:c="8"/>mbr.codeSecteurPartition[</text:span><text:span text:style-name="T9">0</text:span><text:span text:style-name="T3">],</text:span></text:p>
        </text:list-item>
        <text:list-item>
          <text:p text:style-name="P10"><text:span text:style-name="T3"><text:s text:c="8"/>mbr.codeSecteurPartition[</text:span><text:span text:style-name="T9">1</text:span><text:span text:style-name="T3">]);</text:span></text:p>
        </text:list-item>
        <text:list-item>
          <text:p text:style-name="P11"/>
        </text:list-item>
        <text:list-item>
          <text:p text:style-name="P10"><text:span text:style-name="T5"><text:s text:c="4"/></text:span><text:span text:style-name="T7">// tester l'architecture</text:span></text:p>
        </text:list-item>
        <text:list-item>
          <text:p text:style-name="P10"><text:span text:style-name="T3"><text:s text:c="4"/>printf(</text:span><text:span text:style-name="T21">"Architecture: "</text:span><text:span text:style-name="T3">);</text:span></text:p>
        </text:list-item>
        <text:list-item>
          <text:p text:style-name="P10"><text:span text:style-name="T3"><text:s text:c="4"/>p </text:span><text:span text:style-name="T9">=</text:span><text:span text:style-name="T3"> (</text:span><text:span text:style-name="T11">char</text:span><text:span text:style-name="T3"> </text:span><text:span text:style-name="T9">*</text:span><text:span text:style-name="T3">) </text:span><text:span text:style-name="T9">&amp;</text:span><text:span text:style-name="T3">j; <text:s text:c="3"/></text:span><text:span text:style-name="T7">/* <text:s text:c="2"/>int * transformé en char * <text:s text:c="2"/>*/</text:span></text:p>
        </text:list-item>
        <text:list-item>
          <text:p text:style-name="P10"><text:span text:style-name="T3"><text:s text:c="4"/></text:span><text:span text:style-name="T8">if</text:span><text:span text:style-name="T3"> (</text:span><text:span text:style-name="T9">*</text:span><text:span text:style-name="T3">p</text:span><text:span text:style-name="T9">++</text:span><text:span text:style-name="T3"> </text:span><text:span text:style-name="T9">==</text:span><text:span text:style-name="T3"> </text:span><text:span text:style-name="T9">1</text:span><text:span text:style-name="T3"> </text:span><text:span text:style-name="T9">&amp;&amp;</text:span><text:span text:style-name="T3"> </text:span><text:span text:style-name="T9">*</text:span><text:span text:style-name="T3">p</text:span><text:span text:style-name="T9">++</text:span><text:span text:style-name="T3"> </text:span><text:span text:style-name="T9">==</text:span><text:span text:style-name="T3"> </text:span><text:span text:style-name="T9">2</text:span><text:span text:style-name="T3"> </text:span><text:span text:style-name="T9">&amp;&amp;</text:span><text:span text:style-name="T3"> </text:span><text:span text:style-name="T9">*</text:span><text:span text:style-name="T3">p</text:span><text:span text:style-name="T9">++</text:span><text:span text:style-name="T3"> </text:span><text:span text:style-name="T9">==</text:span><text:span text:style-name="T3"> </text:span><text:span text:style-name="T9">3</text:span><text:span text:style-name="T3"> </text:span><text:span text:style-name="T9">&amp;&amp;</text:span><text:span text:style-name="T3"> </text:span><text:span text:style-name="T9">*</text:span><text:span text:style-name="T3">p</text:span><text:span text:style-name="T9">++</text:span><text:span text:style-name="T3"> </text:span><text:span text:style-name="T9">==</text:span><text:span text:style-name="T3"> </text:span><text:span text:style-name="T9">4</text:span><text:span text:style-name="T3">) {</text:span></text:p>
        </text:list-item>
        <text:list-item>
          <text:p text:style-name="P10"><text:span text:style-name="T3"><text:s text:c="8"/>printf(</text:span><text:span text:style-name="T21">"big endian.</text:span><text:span text:style-name="T22">\n</text:span><text:span text:style-name="T21">"</text:span><text:span text:style-name="T3">);</text:span></text:p>
        </text:list-item>
        <text:list-item>
          <text:p text:style-name="P15"><text:span text:style-name="T3"><text:s text:c="4"/>} </text:span></text:p>
        </text:list-item>
        <text:list-item>
          <text:p text:style-name="P15"><text:span text:style-name="T4"><text:s text:c="4"/></text:span><text:span text:style-name="T8">else</text:span><text:span text:style-name="T3"> {</text:span></text:p>
        </text:list-item>
        <text:list-item>
          <text:p text:style-name="P10"><text:span text:style-name="T3"><text:s text:c="8"/>p </text:span><text:span text:style-name="T9">=</text:span><text:span text:style-name="T3"> (</text:span><text:span text:style-name="T11">char</text:span><text:span text:style-name="T3"> </text:span><text:span text:style-name="T9">*</text:span><text:span text:style-name="T3">) </text:span><text:span text:style-name="T9">&amp;</text:span><text:span text:style-name="T3">j;</text:span></text:p>
        </text:list-item>
        <text:list-item>
          <text:p text:style-name="P10"><text:span text:style-name="T3"><text:s text:c="8"/></text:span><text:span text:style-name="T8">if</text:span><text:span text:style-name="T3"> (</text:span><text:span text:style-name="T9">*</text:span><text:span text:style-name="T3">p</text:span><text:span text:style-name="T9">++</text:span><text:span text:style-name="T3"> </text:span><text:span text:style-name="T9">==</text:span><text:span text:style-name="T3"> </text:span><text:span text:style-name="T9">4</text:span><text:span text:style-name="T3"> </text:span><text:span text:style-name="T9">&amp;&amp;</text:span><text:span text:style-name="T3"> </text:span><text:span text:style-name="T9">*</text:span><text:span text:style-name="T3">p</text:span><text:span text:style-name="T9">++</text:span><text:span text:style-name="T3"> </text:span><text:span text:style-name="T9">==</text:span><text:span text:style-name="T3"> </text:span><text:span text:style-name="T9">3</text:span><text:span text:style-name="T3"> </text:span><text:span text:style-name="T9">&amp;&amp;</text:span><text:span text:style-name="T3"> </text:span><text:span text:style-name="T9">*</text:span><text:span text:style-name="T3">p</text:span><text:span text:style-name="T9">++</text:span><text:span text:style-name="T3"> </text:span><text:span text:style-name="T9">==</text:span><text:span text:style-name="T3"> </text:span><text:span text:style-name="T9">2</text:span><text:span text:style-name="T3"> </text:span><text:span text:style-name="T9">&amp;&amp;</text:span><text:span text:style-name="T3"> </text:span><text:span text:style-name="T9">*</text:span><text:span text:style-name="T3">p</text:span><text:span text:style-name="T9">++</text:span><text:span text:style-name="T3"> </text:span><text:span text:style-name="T9">==</text:span><text:span text:style-name="T3"> </text:span><text:span text:style-name="T9">1</text:span><text:span text:style-name="T3">)</text:span></text:p>
        </text:list-item>
        <text:list-item>
          <text:p text:style-name="P10"><text:span text:style-name="T3"><text:s text:c="12"/>printf(</text:span><text:span text:style-name="T21">"little endian.</text:span><text:span text:style-name="T22">\n</text:span><text:span text:style-name="T21">"</text:span><text:span text:style-name="T3">);</text:span></text:p>
        </text:list-item>
        <text:list-item>
          <text:p text:style-name="P10"><text:span text:style-name="T3"><text:s text:c="12"/></text:span><text:span text:style-name="T8">else</text:span><text:span text:style-name="T3"> printf(</text:span><text:span text:style-name="T21">"exotique !!</text:span><text:span text:style-name="T22">\n</text:span><text:span text:style-name="T21">"</text:span><text:span text:style-name="T3">);</text:span></text:p>
        </text:list-item>
        <text:list-item>
          <text:p text:style-name="P10"><text:span text:style-name="T3"><text:s text:c="8"/>}</text:span></text:p>
        </text:list-item>
        <text:list-item>
          <text:p text:style-name="P11"/>
        </text:list-item>
        <text:list-item>
          <text:p text:style-name="P10"><text:span text:style-name="T3"><text:s text:c="8"/></text:span><text:span text:style-name="T8">return</text:span><text:span text:style-name="T3"> </text:span><text:span text:style-name="T10">EXIT_SUCCESS</text:span><text:span text:style-name="T3">;</text:span></text:p>
        </text:list-item>
        <text:list-item>
          <text:p text:style-name="P10"><text:span text:style-name="T3">}</text:span></text:p>
        </text:list-item>
      </text:list>
      <text:p text:style-name="P23">Résultat d'affichage</text:p>
      <text:p text:style-name="P5">Taille d'un secteur: 512</text:p>
      <text:p text:style-name="P5">Taille d'une entrée: 16</text:p>
      <text:p text:style-name="P5">Taille du code: 446</text:p>
      <text:p text:style-name="P5">Taille des entrée: 64</text:p>
      <text:p text:style-name="P5">Taille du code de partition: 2</text:p>
      <text:p text:style-name="P5"/>
      <text:p text:style-name="P5">Entrée Partition 0</text:p>
      <text:p text:style-name="P5"><text:tab/>Etat: 80</text:p>
      <text:p text:style-name="P5"><text:tab/>Type: 07 HPFS/NTFS</text:p>
      <text:p text:style-name="P5"><text:tab/>Tête de lecture début: 1</text:p>
      <text:p text:style-name="P5"><text:tab/>Cylindre de début: 0</text:p>
      <text:p text:style-name="P5"><text:tab/>Secteur de début: 1</text:p>
      <text:p text:style-name="P5"><text:tab/>Tête de lecture fin: 254</text:p>
      <text:p text:style-name="P5"><text:tab/>Cylindre de fin: 1023</text:p>
      <text:p text:style-name="P5"><text:tab/>Secteur de fin: 63</text:p>
      <text:p text:style-name="P5"><text:tab/>Distance: 63</text:p>
      <text:p text:style-name="P5"><text:soft-page-break/><text:tab/>Nombre de Secteur: 20466747</text:p>
      <text:p text:style-name="P5"/>
      <text:p text:style-name="P5">Entrée Partition 1</text:p>
      <text:p text:style-name="P5"><text:tab/>Etat: 0</text:p>
      <text:p text:style-name="P5"><text:tab/>Type: 0F Win95 Ext'd (LBA)</text:p>
      <text:p text:style-name="P5"><text:tab/>Tête de lecture début: 0</text:p>
      <text:p text:style-name="P5"><text:tab/>Cylindre de début: 1023</text:p>
      <text:p text:style-name="P5"><text:tab/>Secteur de début: 1</text:p>
      <text:p text:style-name="P5"><text:tab/>Tête de lecture fin: 254</text:p>
      <text:p text:style-name="P5"><text:tab/>Cylindre de fin: 1023</text:p>
      <text:p text:style-name="P5"><text:tab/>Secteur de fin: 63</text:p>
      <text:p text:style-name="P5"><text:tab/>Distance: 20466810</text:p>
      <text:p text:style-name="P5"><text:tab/>Nombre de Secteur: 57673350</text:p>
      <text:p text:style-name="P5"/>
      <text:p text:style-name="P5">Entrée Partition 2</text:p>
      <text:p text:style-name="P5"><text:tab/>Aucune entrée.</text:p>
      <text:p text:style-name="P5"/>
      <text:p text:style-name="P5">Entrée Partition 3</text:p>
      <text:p text:style-name="P5"><text:tab/>Aucune entrée.</text:p>
      <text:p text:style-name="P5"/>
      <text:p text:style-name="P5">Code d'identification: 55AA.</text:p>
      <text:p text:style-name="P5"/>
      <text:p text:style-name="P4">Architecture: little endi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2" svg:font-family="'Courier New'" style:font-family-generic="modern"/>
    <style:font-face style:name="Courier 10 Pitch" svg:font-family="'Courier 10 Pitch'" style:font-adornments="Normal" style:font-pitch="fixed"/>
    <style:font-face style:name="Nimbus Mono L1" svg:font-family="'Nimbus Mono L'" style:font-adornments="Normal" style:font-pitch="fixed"/>
    <style:font-face style:name="Noto Mono" svg:font-family="'Noto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 svg:font-family="'Nimbus Sans L'" style:font-pitch="variable"/>
    <style:font-face style:name="DejaVu Serif" svg:font-family="'DejaVu Serif'" style:font-adornments="Italique" style:font-family-generic="roman" style:font-pitch="variable"/>
    <style:font-face style:name="Liberation Serif" svg:font-family="'Liberation Serif'" style:font-adornments="Normal" style:font-family-generic="roman" style:font-pitch="variable"/>
    <style:font-face style:name="Nimbus Roman No9 L" svg:font-family="'Nimbus Roman No9 L'" style:font-family-generic="roman" style:font-pitch="variable"/>
    <style:font-face style:name="Noto Serif CJK KR" svg:font-family="'Noto Serif CJK KR'" style:font-adornments="Normal" style:font-family-generic="roman" style:font-pitch="variable"/>
    <style:font-face style:name="Arial" svg:font-family="Arial" style:font-family-generic="swiss" style:font-pitch="variable"/>
    <style:font-face style:name="DejaVu Sans" svg:font-family="'DejaVu Sans'" style:font-adornments="Gras oblique" style:font-family-generic="swiss" style:font-pitch="variable"/>
    <style:font-face style:name="DejaVu Sans1" svg:font-family="'DejaVu Sans'" style:font-adornments="Normal" style:font-family-generic="swiss" style:font-pitch="variable"/>
    <style:font-face style:name="Liberation Sans" svg:font-family="'Liberation Sans'" style:font-adornments="Gras" style:font-family-generic="swiss" style:font-pitch="variable"/>
    <style:font-face style:name="Noto Sans" svg:font-family="'Noto Sans'" style:font-adornments="Normal" style:font-family-generic="swiss" style:font-pitch="variable"/>
  </office:font-face-decls>
  <office:styles>
    <draw:gradient draw:name="Olive_20_Green" draw:display-name="Olive Green" draw:style="linear" draw:start-color="#3f4f3d" draw:end-color="#83a67f" draw:start-intensity="100%" draw:end-intensity="100%" draw:angle="600" draw:border="0%"/>
    <draw:fill-image draw:name="Sky" xlink:href="Pictures/100000000000005E0000005EAB6862D59EF3F3E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font-name-asian="Nimbus Sans L" style:font-size-asian="12pt" style:language-asian="fr" style:country-asian="FR" style:font-name-complex="Lucidasan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 style:font-size-asian="12pt" style:language-asian="fr" style:country-asian="FR" style:font-name-complex="Lucidasans" style:font-size-complex="12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fo:font-size="12pt"/>
    </style:style>
    <style:style style:name="Text_20_body" style:display-name="Text body" style:family="paragraph" style:parent-style-name="Standard" style:class="text" style:master-page-name="">
      <loext:graphic-properties draw:fill="none" draw:fill-color="#99ccff"/>
      <style:paragraph-properties fo:margin-left="0.499cm" fo:margin-right="0cm" fo:margin-top="0.101cm" fo:margin-bottom="0.101cm" loext:contextual-spacing="false" fo:text-indent="0cm" style:auto-text-indent="false" style:page-number="auto" fo:background-color="transparent" style:shadow="none" text:number-lines="true" text:line-number="0">
        <style:tab-stops/>
      </style:paragraph-properties>
      <style:text-properties style:font-name="Noto Serif CJK KR" fo:font-family="'Noto Serif CJK KR'" style:font-style-name="Normal" style:font-family-generic="roman" style:font-pitch="variable" fo:font-size="11pt" style:font-size-asian="11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class="text" style:master-page-name="">
      <loext:graphic-properties draw:fill="solid" draw:fill-color="#eaf0f3"/>
      <style:paragraph-properties fo:margin-left="0cm" fo:margin-right="0cm" fo:margin-top="0.4cm" fo:margin-bottom="0.499cm" loext:contextual-spacing="false" fo:line-height="150%" fo:text-align="center" style:justify-single-word="false" fo:text-indent="0cm" style:auto-text-indent="false" style:page-number="auto" fo:break-before="auto" fo:break-after="auto" fo:background-color="#eaf0f3" fo:padding="0.199cm" fo:border="0.06pt solid #e3c400" style:shadow="none" fo:keep-with-next="always">
        <style:tab-stops/>
      </style:paragraph-properties>
      <style:text-properties fo:color="#996633" style:font-name="Liberation Sans" fo:font-family="'Liberation Sans'" style:font-style-name="Gras" style:font-family-generic="swiss" style:font-pitch="variable" fo:font-size="18pt" fo:font-weight="bold" fo:background-color="transparent" style:font-name-asian="Nimbus Sans L"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left="0cm" fo:margin-right="0cm" fo:margin-top="0.55cm" fo:margin-bottom="0.101cm" loext:contextual-spacing="false" fo:text-align="start" style:justify-single-word="false" fo:text-indent="0cm" style:auto-text-indent="false" fo:background-color="transparent" fo:padding="0.049cm" fo:border="none"/>
      <style:text-properties fo:color="#336666" style:font-name="Liberation Sans" fo:font-family="'Liberation Sans'" style:font-style-name="Gras" style:font-family-generic="swiss" style:font-pitch="variable" fo:font-size="13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01cm" fo:margin-right="0cm" fo:margin-top="0.28cm" fo:margin-bottom="0.101cm" loext:contextual-spacing="false" fo:text-align="start" style:justify-single-word="false" fo:text-indent="0cm" style:auto-text-indent="false" style:page-number="auto"/>
      <style:text-properties fo:color="#669999" style:font-name="Liberation Sans" fo:font-family="'Liberation Sans'" style:font-style-name="Gras" style:font-family-generic="swiss" style:font-pitch="variable" fo:font-size="12pt" fo:language="zxx" fo:country="none"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 style:default-outline-level="3" style:class="text" style:master-page-name="">
      <style:paragraph-properties fo:margin-left="0.199cm" fo:margin-right="0.199cm" fo:margin-top="0.275cm" fo:margin-bottom="0cm" loext:contextual-spacing="false" fo:text-align="start" style:justify-single-word="false" fo:text-indent="0cm" style:auto-text-indent="false" style:page-number="auto"/>
      <style:text-properties fo:font-size="12pt" fo:font-weight="normal" style:font-size-asian="14pt" style:font-weight-asian="bold" style:font-size-complex="14pt" style:font-weight-complex="bold"/>
    </style:style>
    <style:style style:name="Heading_20_4" style:display-name="Heading 4" style:family="paragraph" style:parent-style-name="Heading_20_1" style:next-style-name="Text_20_body" style:default-outline-level="4" style:class="text" style:master-page-name="">
      <style:paragraph-properties fo:margin-left="0.499cm" fo:margin-right="0.101cm" fo:margin-top="0.275cm" fo:margin-bottom="0cm" loext:contextual-spacing="false" fo:text-align="start" style:justify-single-word="false" fo:text-indent="0cm" style:auto-text-indent="false" style:page-number="auto"/>
      <style:text-properties fo:color="#469f98" fo:font-size="12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_20_1"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master-page-name="">
      <loext:graphic-properties draw:fill="none" draw:fill-color="#99ccff"/>
      <style:paragraph-properties fo:margin-left="0cm" fo:margin-right="0cm" fo:margin-top="0.101cm" fo:margin-bottom="0.101cm" loext:contextual-spacing="true" fo:line-height="150%" fo:text-indent="0cm" style:auto-text-indent="false" style:page-number="auto" fo:background-color="transparent" style:shadow="none" text:number-lines="false" text:line-number="0">
        <style:tab-stops/>
      </style:paragraph-properties>
      <style:text-properties style:font-name="Liberation Serif" fo:font-family="'Liberation Serif'" style:font-style-name="Normal" style:font-family-generic="roman" style:font-pitch="variable" fo:font-size="12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DejaVu Sans" fo:font-family="'DejaVu Sans'" style:font-style-name="Gras oblique" style:font-family-generic="swiss" style:font-pitch="variable"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master-page-name="">
      <loext:graphic-properties draw:fill="solid" draw:fill-color="#eeece5"/>
      <style:paragraph-properties style:page-number="auto" fo:background-color="#eeece5" style:shadow="none" text:number-lines="false" text:line-number="0"/>
      <style:text-properties fo:color="#666633" style:font-name="Liberation Serif" fo:font-family="'Liberation Serif'" style:font-style-name="Normal" style:font-family-generic="roman" style:font-pitch="variable" style:font-name-complex="Lucidasans1" style:font-family-complex="Lucidasans"/>
    </style:style>
    <style:style style:name="Preformatted_20_Text" style:display-name="Preformatted Text" style:family="paragraph" style:parent-style-name="Standard" style:class="html">
      <loext:graphic-properties draw:fill="none" draw:fill-color="#99ccff"/>
      <style:paragraph-properties fo:margin-top="0cm" fo:margin-bottom="0cm" loext:contextual-spacing="false" fo:background-color="transparent" style:shadow="none">
        <style:tab-stops/>
      </style:paragraph-properties>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Programmation" style:family="paragraph" style:parent-style-name="Standard" style:auto-update="true" style:list-style-name="Numbering_20_1" style:master-page-name="">
      <loext:graphic-properties draw:fill="solid" draw:fill-color="#e6e3d1" draw:opacity="40%" draw:fill-image-width="0cm" draw:fill-image-height="0cm"/>
      <style:paragraph-properties fo:margin-left="0.499cm" fo:margin-right="0cm" fo:margin-top="0.101cm" fo:margin-bottom="0.199cm" loext:contextual-spacing="true" fo:line-height="100%" style:register-true="true" fo:text-indent="0cm" style:auto-text-indent="false" style:page-number="auto" fo:background-color="#e6e3d1" fo:padding="0.101cm" fo:border-left="0.51pt solid #e5c17d" fo:border-right="0.51pt solid #887616" fo:border-top="0.51pt solid #e5c17d" fo:border-bottom="0.51pt solid #887616" style:shadow="#e2e2e2 0.18cm 0.18cm" text:number-lines="true" text:line-number="1">
        <style:tab-stops/>
      </style:paragraph-properties>
      <style:text-properties fo:color="#333300" style:text-outline="false" style:font-name="Noto Mono" fo:font-family="'Noto Mono'" style:font-style-name="Normal" style:font-pitch="fixed" fo:font-size="9pt" fo:letter-spacing="normal" fo:language="zxx" fo:country="none" fo:text-shadow="none" style:letter-kerning="true" style:text-blinking="false" fo:background-color="transparent" style:language-asian="zxx" style:country-asian="none" style:font-relief="none" text:display="true"/>
    </style:style>
    <style:style style:name="Mathématique" style:family="paragraph" style:parent-style-name="Text_20_body">
      <style:paragraph-properties fo:margin-left="1cm" fo:margin-right="0cm" fo:margin-top="0cm" fo:margin-bottom="0cm" loext:contextual-spacing="false" fo:text-indent="0cm" style:auto-text-indent="false"/>
      <style:text-properties style:font-name="Century Schoolbook L" fo:font-family="'Century Schoolbook L'" style:font-style-name="Italique" style:font-pitch="variable" fo:font-size="10pt" fo:font-style="italic"/>
    </style:style>
    <style:style style:name="Texte_20_programmation" style:display-name="Texte programmation" style:family="paragraph" style:parent-style-name="Preformatted_20_Text">
      <style:paragraph-properties fo:margin-left="0.499cm" fo:margin-right="0cm" fo:margin-top="0cm" fo:margin-bottom="0cm" loext:contextual-spacing="false" fo:text-indent="0cm" style:auto-text-indent="false" fo:padding="0.049cm" fo:border="0.06pt solid #c0c0c0" style:shadow="#c0c0c0 0.049cm 0.049cm">
        <style:tab-stops/>
      </style:paragraph-properties>
      <style:text-properties fo:language="fr" fo:country="FR"/>
    </style:style>
    <style:style style:name="Programmation_20_Titre" style:display-name="Programmation Titre" style:family="paragraph" style:parent-style-name="Programmation" style:list-style-name="" style:master-page-name="">
      <loext:graphic-properties draw:fill="solid" draw:fill-color="#e6e6ff" draw:fill-image-name="Sky" draw:fill-image-width="0cm" draw:fill-image-height="0cm" style:repeat="repeat" draw:fill-image-ref-point-x="0%" draw:fill-image-ref-point-y="0%" draw:fill-image-ref-point="center" draw:tile-repeat-offset="0% vertical"/>
      <style:paragraph-properties fo:margin-top="0.101cm" fo:margin-bottom="0cm" loext:contextual-spacing="true" fo:text-align="center" style:justify-single-word="false" style:page-number="auto" fo:background-color="#e6e6ff" fo:padding="0.049cm" fo:border-left="0.26pt solid #ffcc00" fo:border-right="0.26pt solid #cc9900" fo:border-top="0.26pt solid #ffcc00" fo:border-bottom="0.26pt solid #cc9900" fo:keep-with-next="always" style:join-border="false">
        <style:tab-stops/>
      </style:paragraph-properties>
      <style:text-properties style:font-name="DejaVu Sans1" fo:font-family="'DejaVu Sans'" style:font-style-name="Normal" style:font-family-generic="swiss" style:font-pitch="variable" fo:font-size="10pt" fo:font-style="normal" style:font-name-asian="DejaVu Sans1" style:font-family-asian="'DejaVu Sans'" style:font-style-name-asian="Normal" style:font-family-generic-asian="swiss" style:font-pitch-asian="variable" style:language-asian="zxx" style:country-asian="none"/>
    </style:style>
    <style:style style:name="Console" style:family="paragraph" style:parent-style-name="Text_20_body" style:master-page-name="">
      <loext:graphic-properties draw:fill="solid" draw:fill-color="#e8f1f4" draw:fill-gradient-name="Olive_20_Green" draw:opacity="100%"/>
      <style:paragraph-properties fo:margin-left="0.499cm" fo:margin-right="0cm" fo:margin-top="0cm" fo:margin-bottom="0.199cm" loext:contextual-spacing="true" fo:line-height="0.499cm" fo:hyphenation-ladder-count="no-limit" style:register-true="true" fo:text-indent="0cm" style:auto-text-indent="false" style:page-number="auto" fo:background-color="#e8f1f4" fo:padding="0.101cm" fo:border-left="0.99pt solid #e9e4aa" fo:border-right="0.99pt solid #cca54f" fo:border-top="0.99pt solid #e9e4aa" fo:border-bottom="0.99pt solid #cca54f" style:shadow="#e2e2e2 0.199cm 0.199cm">
        <style:tab-stops/>
      </style:paragraph-properties>
      <style:text-properties fo:color="#003333" style:font-name="Courier New" fo:font-family="'Courier New'" style:font-style-name="Normal" style:font-family-generic="modern" style:font-pitch="fixed" fo:font-size="10.5pt" fo:letter-spacing="-0.007cm" fo:language="zxx" fo:country="none" fo:font-style="normal" fo:font-weight="normal" style:letter-kerning="false" fo:background-color="transparent" style:language-asian="zxx" style:country-asian="none" style:font-relief="none" fo:hyphenate="false" fo:hyphenation-remain-char-count="2" fo:hyphenation-push-char-count="2" loext:hyphenation-no-caps="false"/>
    </style:style>
    <style:style style:name="a_5f_faire" style:display-name="a_faire" style:family="paragraph" style:parent-style-name="Standard" style:class="text">
      <style:paragraph-properties fo:margin-left="0.494cm" fo:margin-right="0cm" fo:margin-top="0cm" fo:margin-bottom="0cm" loext:contextual-spacing="false" fo:line-height="100%" fo:text-align="start" style:justify-single-word="false" fo:text-indent="-0.494cm" style:auto-text-indent="false">
        <style:tab-stops/>
      </style:paragraph-properties>
      <style:text-properties fo:color="#00800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Standard" style:next-style-name="Subtitle" style:class="chapter">
      <style:paragraph-properties fo:margin-top="0.423cm" fo:margin-bottom="0.106cm" loext:contextual-spacing="false" fo:text-align="center" style:justify-single-word="false" style:shadow="none"/>
      <style:text-properties fo:color="#6a5d2c" style:font-name="Arial" fo:font-family="Arial"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ns_20_nom1" style:display-name="Sans nom1" style:family="paragraph" style:parent-style-name="Text_20_body"/>
    <style:style style:name="Sans_20_nom2" style:display-name="Sans nom2" style:family="paragraph" style:parent-style-name="Text_20_body" style:master-page-name="">
      <style:paragraph-properties style:page-number="auto" fo:padding="0.049cm" fo:border="0.06pt solid #000000"/>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master-page-name="">
      <style:paragraph-properties fo:margin-top="0.101cm" fo:margin-bottom="0.101cm" loext:contextual-spacing="false" style:page-number="auto"/>
      <style:text-properties style:font-name="DejaVu Sans1" fo:font-family="'DejaVu Sans'" style:font-style-name="Normal" style:font-family-generic="swiss" style:font-pitch="variable" fo:font-size="10.5pt" fo:font-style="normal"/>
    </style:style>
    <style:style style:name="Texte_20_normal" style:display-name="Texte normal" style:family="paragraph" style:parent-style-name="Standard">
      <style:paragraph-properties fo:margin-left="1cm" fo:margin-right="0cm" fo:margin-top="0.106cm" fo:margin-bottom="0.106cm" loext:contextual-spacing="false" fo:text-align="justify" style:justify-single-word="false" fo:text-indent="0cm" style:auto-text-indent="false"/>
    </style:style>
    <style:style style:name="Texte_20_brut" style:display-name="Texte brut" style:family="paragraph" style:parent-style-name="Standard">
      <style:text-properties style:font-name="Courier New2" fo:font-family="'Courier New'" style:font-family-generic="modern" fo:font-size="10pt" style:font-size-asian="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solid" draw:fill-color="#eeece5"/>
      <style:paragraph-properties fo:margin-left="0cm" fo:margin-right="0cm" fo:text-indent="0cm" style:auto-text-indent="false" style:page-number="auto" fo:background-color="#eeece5">
        <style:tab-stops>
          <style:tab-stop style:position="19.502cm" style:type="right" style:leader-style="dotted" style:leader-text="."/>
        </style:tab-stops>
      </style:paragraph-properties>
      <style:text-properties style:font-name="Liberation Serif" fo:font-family="'Liberation Serif'" style:font-style-name="Normal" style:font-family-generic="roman" style:font-pitch="variable"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_20_de_20_texte_20_Note" style:display-name="Corps de texte Note" style:family="paragraph" style:parent-style-name="Text_20_body" style:master-page-name="">
      <loext:graphic-properties draw:fill="solid" draw:fill-color="#e7e0f2"/>
      <style:paragraph-properties style:page-number="auto" fo:background-color="#e7e0f2">
        <style:tab-stops/>
      </style:paragraph-properties>
    </style:style>
    <style:style style:name="Corps_20_de_20_texte_20_Attention" style:display-name="Corps de texte Attention" style:family="paragraph" style:parent-style-name="Text_20_body">
      <loext:graphic-properties draw:fill="solid" draw:fill-color="#f1dfd3"/>
      <style:paragraph-properties fo:background-color="#f1dfd3">
        <style:tab-stops/>
      </style:paragraph-properties>
    </style:style>
    <style:style style:name="Corps_20_de_20_texte_20_Astuce" style:display-name="Corps de texte Astuce" style:family="paragraph" style:parent-style-name="Text_20_body">
      <loext:graphic-properties draw:fill="solid" draw:fill-color="#e8e3be"/>
      <style:paragraph-properties fo:background-color="#e8e3be"/>
    </style:style>
    <style:style style:name="Questions" style:family="paragraph" style:parent-style-name="Text_20_body" style:master-page-name="">
      <loext:graphic-properties draw:fill="solid" draw:fill-color="#f7faf2"/>
      <style:paragraph-properties style:page-number="auto" fo:background-color="#f7faf2" fo:padding="0.049cm" fo:border="0.06pt solid #000000">
        <style:tab-stops/>
      </style:paragraph-properties>
    </style:style>
    <style:style style:name="Heading_20_5" style:display-name="Heading 5" style:family="paragraph" style:parent-style-name="Heading_20_1"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_20_1"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_20_1"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_20_1"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1"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ogrammation" style:family="paragraph" style:parent-style-name="Standard">
      <loext:graphic-properties draw:fill="none" draw:fill-color="#99ccff"/>
      <style:paragraph-properties fo:margin-left="0.499cm" fo:margin-right="0cm" fo:text-indent="0cm" style:auto-text-indent="false" fo:background-color="transparent" fo:padding="0.049cm" fo:border="0.06pt solid #999999" style:shadow="#e6e6e6 0.18cm 0.18cm" text:number-lines="true" text:line-number="0"/>
      <style:text-properties fo:color="#000080" style:font-name="Nimbus Mono L1" fo:font-family="'Nimbus Mono L'" style:font-style-name="Normal" style:font-pitch="fixed" fo:font-size="9pt" fo:language="zxx" fo:country="none"/>
    </style:style>
    <style:style style:name="Footnote_20_Symbol" style:display-name="Footnote Symbol" style:family="text"/>
    <style:style style:name="Numbering_20_Symbols" style:display-name="Numbering Symbols" style:family="text">
      <style:text-properties fo:color="#009999" style:font-name="Noto Mono" fo:font-family="'Noto Mono'" style:font-style-name="Normal" style:font-pitch="fixed" fo:font-size="9pt" fo:letter-spacing="normal" fo:language="zxx" fo:country="none" fo:font-style="normal" style:letter-kerning="true" fo:background-color="transparent" style:text-scale="100%" loext:padding="0cm" loext:border="none" loext:shadow="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3333" fo:language="zxx" fo:country="none"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fo:color="#336666" style:font-name="Courier 10 Pitch" fo:font-family="'Courier 10 Pitch'" style:font-style-name="Normal" style:font-pitch="fixed" fo:font-size="11pt" fo:language="zxx" fo:country="none" fo:background-color="transparent"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Variable" style:family="text">
      <style:text-properties fo:font-style="italic" style:font-style-asian="italic" style:font-style-complex="italic"/>
    </style:style>
    <style:style style:name="Nom_20_propre" style:display-name="Nom propre" style:family="text">
      <style:text-properties fo:color="#b4891b" style:font-name="DejaVu Serif" fo:font-family="'DejaVu Serif'" style:font-style-name="Italique" style:font-family-generic="roman" style:font-pitch="variable" fo:language="zxx" fo:country="none" fo:font-style="italic" fo:background-color="transparent"/>
    </style:style>
    <style:style style:name="Courrier" style:family="text">
      <style:text-properties style:font-name="Courier 10 Pitch" fo:font-family="'Courier 10 Pitch'" style:font-style-name="Normal" style:font-pitch="fixed" fo:font-size="10.5pt" fo:language="zxx" fo:country="none"/>
    </style:style>
    <style:style style:name="réponse" style:family="text">
      <style:text-properties fo:color="#000000" style:font-name="Courier 10 Pitch" fo:font-family="'Courier 10 Pitch'" style:font-style-name="Normal" style:font-pitch="fixed" fo:font-size="9p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Machine_20_à_20_écrire" style:display-name="Machine à écrire" style:family="text">
      <style:text-properties fo:color="#284e3d" style:font-name="Courier New" fo:font-family="'Courier New'" style:font-style-name="Normal" style:font-family-generic="modern" style:font-pitch="fixed" fo:font-size="10.5pt" fo:language="zxx" fo:country="none" style:text-underline-style="none" fo:font-weight="normal" style:text-blinking="false" style:font-size-asian="10pt" style:language-asian="zxx" style:country-asian="none" style:text-overline-style="none" style:text-ov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om_20_Technique" style:display-name="Nom Technique" style:family="text" style:parent-style-name="Nom_20_propre">
      <style:text-properties fo:color="#b01d61" style:font-name="Noto Sans" fo:font-family="'Noto Sans'" style:font-style-name="Normal" style:font-family-generic="swiss" style:font-pitch="variable" fo:font-size="11pt" fo:font-style="normal" style:font-size-asian="11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Bullet_20_Symbols" style:num-format="1">
        <style:list-level-properties text:min-label-width="0.4cm"/>
      </text:list-level-style-number>
      <text:list-level-style-bullet text:level="2" text:style-name="Bullet_20_Symbols" text:bullet-char="•">
        <style:list-level-properties text:space-before="0.401cm" text:min-label-width="0.4cm"/>
        <style:text-properties fo:font-family="'DejaVu Sans'" style:font-family-generic="swiss" style:font-pitch="variable"/>
      </text:list-level-style-bullet>
      <text:list-level-style-bullet text:level="3" text:style-name="Bullet_20_Symbols" text:bullet-char="•">
        <style:list-level-properties text:space-before="0.799cm" text:min-label-width="0.4cm"/>
        <style:text-properties fo:font-family="'DejaVu Sans'" style:font-family-generic="swiss" style:font-pitch="variable"/>
      </text:list-level-style-bullet>
      <text:list-level-style-bullet text:level="4" text:style-name="Bullet_20_Symbols" text:bullet-char="•">
        <style:list-level-properties text:space-before="1.2cm" text:min-label-width="0.4cm"/>
        <style:text-properties fo:font-family="'DejaVu Sans'" style:font-family-generic="swiss" style:font-pitch="variable"/>
      </text:list-level-style-bullet>
      <text:list-level-style-bullet text:level="5" text:style-name="Bullet_20_Symbols" text:bullet-char="•">
        <style:list-level-properties text:space-before="1.6cm" text:min-label-width="0.4cm"/>
        <style:text-properties fo:font-family="'DejaVu Sans'"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family-generic="swiss" style:font-pitch="variable"/>
      </text:list-level-style-bullet>
      <text:list-level-style-bullet text:level="8" text:style-name="Bullet_20_Symbols" text:bullet-char="•">
        <style:list-level-properties text:space-before="2.8cm" text:min-label-width="0.4cm"/>
        <style:text-properties fo:font-family="'DejaVu Sans'" style:font-family-generic="swiss" style:font-pitch="variable"/>
      </text:list-level-style-bullet>
      <text:list-level-style-bullet text:level="9" text:style-name="Bullet_20_Symbols" text:bullet-char="•">
        <style:list-level-properties text:space-before="3.2cm" text:min-label-width="0.4cm"/>
        <style:text-properties fo:font-family="'DejaVu Sans'"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family-generic="swiss" style:font-pitch="variable"/>
      </text:list-level-style-bullet>
    </text:list-style>
    <text:list-style style:name="List_20_2" style:display-name="List 2">
      <text:list-level-style-number text:level="1" text:style-name="Numbering_20_Symbols" style:num-format="1">
        <style:list-level-properties text:min-label-width="0.3cm"/>
      </text:list-level-style-number>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consecutive-numbering="true">
      <text:list-level-style-number text:level="1" text:style-name="Numbering_20_Symbols" style:num-format="1">
        <style:list-level-properties text:min-label-width="0.651cm" text:min-label-distance="0.199cm" fo:text-align="end"/>
      </text:list-level-style-number>
      <text:list-level-style-number text:level="2" text:style-name="Numbering_20_Symbols" style:num-format="1">
        <style:list-level-properties text:min-label-width="0.651cm" text:min-label-distance="0.199cm" fo:text-align="end"/>
      </text:list-level-style-number>
      <text:list-level-style-number text:level="3" text:style-name="Numbering_20_Symbols" style:num-format="1">
        <style:list-level-properties text:min-label-width="0.651cm" text:min-label-distance="0.199cm" fo:text-align="end"/>
      </text:list-level-style-number>
      <text:list-level-style-number text:level="4" text:style-name="Numbering_20_Symbols" style:num-format="1">
        <style:list-level-properties text:min-label-width="0.651cm" text:min-label-distance="0.199cm" fo:text-align="end"/>
      </text:list-level-style-number>
      <text:list-level-style-number text:level="5" text:style-name="Numbering_20_Symbols" style:num-format="1">
        <style:list-level-properties text:min-label-width="0.651cm" text:min-label-distance="0.199cm" fo:text-align="end"/>
      </text:list-level-style-number>
      <text:list-level-style-number text:level="6" text:style-name="Numbering_20_Symbols" style:num-format="1">
        <style:list-level-properties text:min-label-width="0.651cm" text:min-label-distance="0.199cm" fo:text-align="end"/>
      </text:list-level-style-number>
      <text:list-level-style-number text:level="7" text:style-name="Numbering_20_Symbols" style:num-format="1">
        <style:list-level-properties text:min-label-width="0.651cm" text:min-label-distance="0.199cm" fo:text-align="end"/>
      </text:list-level-style-number>
      <text:list-level-style-number text:level="8" text:style-name="Numbering_20_Symbols" style:num-format="1">
        <style:list-level-properties text:min-label-width="0.651cm" text:min-label-distance="0.199cm" fo:text-align="end"/>
      </text:list-level-style-number>
      <text:list-level-style-number text:level="9" text:style-name="Numbering_20_Symbols" style:num-format="1">
        <style:list-level-properties text:min-label-width="0.651cm" text:min-label-distance="0.199cm" fo:text-align="end"/>
      </text:list-level-style-number>
      <text:list-level-style-number text:level="10" text:style-name="Numbering_20_Symbols" style:num-format="1">
        <style:list-level-properties text:min-label-width="0.651cm" text:min-label-distance="0.199cm" fo:text-align="end"/>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Question">
      <text:list-level-style-number text:level="1" text:style-name="Numbering_20_Symbols" style:num-prefix="Question " style:num-suffix="." style:num-format="1">
        <style:list-level-properties text:space-before="-0.011cm" text:min-label-distance="0.101cm"/>
      </text:list-level-style-number>
      <text:list-level-style-number text:level="2" text:style-name="Numbering_20_Symbols" style:num-prefix="Question " style:num-suffix="." style:num-format="1">
        <style:list-level-properties text:space-before="1.27cm" text:min-label-distance="0.101cm"/>
      </text:list-level-style-number>
      <text:list-level-style-number text:level="3" text:style-name="Numbering_20_Symbols" style:num-prefix="Question " style:num-suffix="." style:num-format="1">
        <style:list-level-properties text:space-before="1.905cm" text:min-label-distance="0.101cm"/>
      </text:list-level-style-number>
      <text:list-level-style-number text:level="4" text:style-name="Numbering_20_Symbols" style:num-prefix="Question " style:num-suffix="." style:num-format="1">
        <style:list-level-properties text:space-before="2.54cm" text:min-label-distance="0.101cm"/>
      </text:list-level-style-number>
      <text:list-level-style-number text:level="5" text:style-name="Numbering_20_Symbols" style:num-prefix="Question " style:num-suffix="." style:num-format="1">
        <style:list-level-properties text:space-before="3.175cm" text:min-label-distance="0.101cm"/>
      </text:list-level-style-number>
      <text:list-level-style-number text:level="6" text:style-name="Numbering_20_Symbols" style:num-prefix="Question " style:num-suffix="." style:num-format="1">
        <style:list-level-properties text:space-before="3.81cm" text:min-label-distance="0.101cm"/>
      </text:list-level-style-number>
      <text:list-level-style-number text:level="7" text:style-name="Numbering_20_Symbols" style:num-prefix="Question " style:num-suffix="." style:num-format="1">
        <style:list-level-properties text:space-before="4.445cm" text:min-label-distance="0.101cm"/>
      </text:list-level-style-number>
      <text:list-level-style-number text:level="8" text:style-name="Numbering_20_Symbols" style:num-prefix="Question " style:num-suffix="." style:num-format="1">
        <style:list-level-properties text:space-before="5.08cm" text:min-label-distance="0.101cm"/>
      </text:list-level-style-number>
      <text:list-level-style-number text:level="9" text:style-name="Numbering_20_Symbols" style:num-prefix="Question " style:num-suffix="." style:num-format="1">
        <style:list-level-properties text:space-before="5.715cm" text:min-label-distance="0.101cm"/>
      </text:list-level-style-number>
      <text:list-level-style-number text:level="10" text:style-name="Numbering_20_Symbols" style:num-prefix="Question " style:num-suffix="." style:num-format="1">
        <style:list-level-properties text:space-before="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Bullet_20_Symbols" text:number-lines="false" text:offset="0.499cm" style:num-format="1" text:number-position="left" text:increment="5"/>
  </office:styles>
  <office:automatic-styles>
    <style:style style:name="MP1" style:family="paragraph" style:parent-style-name="Illustration">
      <style:paragraph-properties fo:text-align="justify" style:justify-single-word="false">
        <style:tab-stops>
          <style:tab-stop style:position="16.999cm" style:type="right"/>
        </style:tab-stops>
      </style:paragraph-properties>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T1" style:family="text">
      <style:text-properties officeooo:rsid="01d8b5bf"/>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style:shadow="none" style:dynamic-spacing="false"/>
      </style:header-style>
      <style:footer-style>
        <style:header-footer-properties fo:min-height="0.6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Fichier : </text:span><text:span text:style-name="MT1"><text:file-name text:display="name">mbr</text:file-name></text:span><text:span text:style-name="MT1"><text:tab/>Mise à jour : </text:span><text:span text:style-name="MT1"><text:date style:data-style-name="N37" text:date-value="2021-02-01T11:57:57.045877254" text:fixed="true">01/02/21</text:date></text:span></text:p>
      </style:header>
      <style:header-left>
        <text:p text:style-name="MP2"><text:title/></text:p>
      </style:header-left>
      <style:footer>
        <text:p text:style-name="MP3"><text:page-number text:select-page="current">7</text:page-number>/<text:page-count>7</text:page-count></text:p>
      </style:footer>
    </style:master-page>
    <style:master-page style:name="First_20_Page" style:display-name="First Page" style:page-layout-name="Mpm2" style:next-style-name="Standard">
      <style:header>
        <text:p text:style-name="Header"><text:file-name text:display="name-and-extension">mbr.odt</text:file-name><text:s/></text:p>
      </style:header>
      <style:header-left>
        <text:p text:style-name="Header"/>
      </style:header-left>
      <style:footer>
        <text:p text:style-name="MP3"><text:page-number text:select-page="current">2</text:page-number>/<text:page-count>7</text:page-count></text:p>
      </style:footer>
    </style:master-page>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2-01T11:57:58.043259383</meta:creation-date>
    <dc:language>fr-FR</dc:language>
    <meta:editing-cycles>3</meta:editing-cycles>
    <meta:editing-duration>PT9M44S</meta:editing-duration>
    <dc:date>2021-02-01T12:28:14.353509744</dc:date>
    <meta:document-statistic meta:table-count="1" meta:image-count="0" meta:object-count="0" meta:page-count="7" meta:paragraph-count="309" meta:word-count="2274" meta:character-count="13170" meta:non-whitespace-character-count="10295"/>
    <meta:user-defined meta:name="Info 1"/>
    <meta:user-defined meta:name="Info 2"/>
    <meta:user-defined meta:name="Info 3"/>
    <meta:user-defined meta:name="Info 4"/>
  </office:meta>
</office:document-meta>
</file>